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7291in" svg:height="3.5449in" svg:x="1.9728in" svg:y="0.1256in">
            <draw:object draw:notify-on-update-of-ranges="Sheet1.A1:Sheet1.A2250 Sheet1.B1:Sheet1.B2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2.6449in" svg:y="3.9843in">
            <draw:object draw:notify-on-update-of-ranges="Sheet1.A1:Sheet1.A2250 Sheet1.B1:Sheet1.B2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1251.5">
            <text:p>312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30.5">
            <text:p>241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85">
            <text:p>224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46.5">
            <text:p>257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84.5">
            <text:p>262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04">
            <text:p>243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69">
            <text:p>21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91.5">
            <text:p>262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88">
            <text:p>223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0">
            <text:p>209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88">
            <text:p>22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79">
            <text:p>224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74">
            <text:p>236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1">
            <text:p>209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76.5">
            <text:p>198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93">
            <text:p>186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75">
            <text:p>223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8.5">
            <text:p>205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58">
            <text:p>215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81.5">
            <text:p>253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60.5">
            <text:p>210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01">
            <text:p>212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21">
            <text:p>196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82">
            <text:p>273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05">
            <text:p>222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35.5">
            <text:p>249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6">
            <text:p>206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99">
            <text:p>231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68.5">
            <text:p>197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63">
            <text:p>198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71.5">
            <text:p>223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0">
            <text:p>208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58">
            <text:p>256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2">
            <text:p>220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1.5">
            <text:p>214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06">
            <text:p>196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74.5">
            <text:p>269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98.5">
            <text:p>187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88">
            <text:p>269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95.5">
            <text:p>231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55.5">
            <text:p>282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01.5">
            <text:p>231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23.5">
            <text:p>242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8.5">
            <text:p>209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86.5">
            <text:p>233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2">
            <text:p>224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54.5">
            <text:p>180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43.5">
            <text:p>238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56.5">
            <text:p>243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37.5">
            <text:p>215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24">
            <text:p>237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83.5">
            <text:p>214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0.5">
            <text:p>205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60.5">
            <text:p>236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26.5">
            <text:p>277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51.5">
            <text:p>247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46">
            <text:p>212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55">
            <text:p>24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46.5">
            <text:p>265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19">
            <text:p>258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01.5">
            <text:p>263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4">
            <text:p>207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47.5">
            <text:p>228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44.5">
            <text:p>213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68">
            <text:p>216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2">
            <text:p>214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17">
            <text:p>213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11">
            <text:p>258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16">
            <text:p>213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91.5">
            <text:p>230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53">
            <text:p>266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1">
            <text:p>203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80.5">
            <text:p>230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45">
            <text:p>268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34.5">
            <text:p>220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5.5">
            <text:p>217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34.5">
            <text:p>218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66.5">
            <text:p>253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44">
            <text:p>223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85">
            <text:p>268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79.5">
            <text:p>227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56.5">
            <text:p>279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1.5">
            <text:p>201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48.5">
            <text:p>234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15.5">
            <text:p>240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47.5">
            <text:p>253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37.5">
            <text:p>262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72">
            <text:p>298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60.5">
            <text:p>218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20.5">
            <text:p>219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4.5">
            <text:p>202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1">
            <text:p>227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74">
            <text:p>23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02.5">
            <text:p>226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85.5">
            <text:p>244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26.5">
            <text:p>288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9.5">
            <text:p>209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55.5">
            <text:p>224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1.5">
            <text:p>223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48">
            <text:p>214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32">
            <text:p>214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81.5">
            <text:p>215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65">
            <text:p>216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0.5">
            <text:p>247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38">
            <text:p>259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54">
            <text:p>273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56.5">
            <text:p>232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26">
            <text:p>249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58">
            <text:p>212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0">
            <text:p>24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05">
            <text:p>253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67">
            <text:p>258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88">
            <text:p>280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32.5">
            <text:p>228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24.5">
            <text:p>246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30">
            <text:p>228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68">
            <text:p>247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37">
            <text:p>221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8">
            <text:p>206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60.5">
            <text:p>198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51">
            <text:p>250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30">
            <text:p>227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73">
            <text:p>257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6">
            <text:p>247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1.5">
            <text:p>208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20.5">
            <text:p>269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40.5">
            <text:p>228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08">
            <text:p>266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94">
            <text:p>263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28.5">
            <text:p>269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00">
            <text:p>23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40.5">
            <text:p>185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98">
            <text:p>217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58">
            <text:p>221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81.5">
            <text:p>214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79.5">
            <text:p>247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95">
            <text:p>269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15.5">
            <text:p>217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3">
            <text:p>231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05.5">
            <text:p>246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4">
            <text:p>200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20.5">
            <text:p>211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1.5">
            <text:p>201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55">
            <text:p>224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88.5">
            <text:p>282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11">
            <text:p>22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25">
            <text:p>243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40">
            <text:p>249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2">
            <text:p>232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67">
            <text:p>240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90">
            <text:p>262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27.5">
            <text:p>2642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85.5">
            <text:p>263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9">
            <text:p>223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237">
            <text:p>302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53.5">
            <text:p>2325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80">
            <text:p>27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7.5">
            <text:p>205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58.5">
            <text:p>263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99.5">
            <text:p>196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57">
            <text:p>229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55">
            <text:p>258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29">
            <text:p>223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16">
            <text:p>19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49.5">
            <text:p>227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0.5">
            <text:p>247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43.5">
            <text:p>199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41.5">
            <text:p>227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25.5">
            <text:p>284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96.5">
            <text:p>235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13.5">
            <text:p>245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23">
            <text:p>241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13.5">
            <text:p>220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31">
            <text:p>233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4.5">
            <text:p>275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09.5">
            <text:p>252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43.5">
            <text:p>164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91">
            <text:p>221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2">
            <text:p>257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51.5">
            <text:p>256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5.5">
            <text:p>220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27">
            <text:p>253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0">
            <text:p>228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8.5">
            <text:p>219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4">
            <text:p>256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80.5">
            <text:p>198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18.5">
            <text:p>211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73">
            <text:p>243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6.5">
            <text:p>203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96.5">
            <text:p>234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52">
            <text:p>223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52.5">
            <text:p>277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99">
            <text:p>22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15">
            <text:p>264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9.5">
            <text:p>234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65.5">
            <text:p>236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32.5">
            <text:p>233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58.5">
            <text:p>189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8.5">
            <text:p>233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6">
            <text:p>208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73">
            <text:p>249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19.5">
            <text:p>247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71">
            <text:p>221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41.5">
            <text:p>218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64">
            <text:p>232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8">
            <text:p>208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6.5">
            <text:p>217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63.5">
            <text:p>274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75">
            <text:p>180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81.5">
            <text:p>251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7">
            <text:p>248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26.5">
            <text:p>225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14.5">
            <text:p>229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76.5">
            <text:p>246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80">
            <text:p>19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28">
            <text:p>256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58">
            <text:p>211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93.5">
            <text:p>217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3">
            <text:p>203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2">
            <text:p>233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12">
            <text:p>238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5">
            <text:p>208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55.5">
            <text:p>247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0.5">
            <text:p>251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0">
            <text:p>22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75">
            <text:p>211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68.5">
            <text:p>250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70">
            <text:p>253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5">
            <text:p>23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92">
            <text:p>22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9">
            <text:p>20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5.5">
            <text:p>206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42.5">
            <text:p>284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7.5">
            <text:p>203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66.5">
            <text:p>253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64">
            <text:p>232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26.5">
            <text:p>223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52">
            <text:p>256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06.5">
            <text:p>265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67">
            <text:p>220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8">
            <text:p>235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04">
            <text:p>24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26.5">
            <text:p>221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29">
            <text:p>255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6">
            <text:p>227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91">
            <text:p>214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64">
            <text:p>2036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953">
            <text:p>2595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38.5">
            <text:p>214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50">
            <text:p>230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40">
            <text:p>280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48">
            <text:p>219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32.5">
            <text:p>2163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359">
            <text:p>233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98">
            <text:p>214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81.5">
            <text:p>236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228">
            <text:p>202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988.5">
            <text:p>2498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29.5">
            <text:p>2112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27.5">
            <text:p>224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72.5">
            <text:p>2357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60">
            <text:p>2176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33">
            <text:p>2093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444.5">
            <text:p>184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32">
            <text:p>2233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20">
            <text:p>2062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63">
            <text:p>244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05.5">
            <text:p>251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96">
            <text:p>236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68">
            <text:p>2076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86">
            <text:p>2178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61.5">
            <text:p>2586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04.5">
            <text:p>2090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207.5">
            <text:p>3020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758.5">
            <text:p>2975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529.5">
            <text:p>1852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05">
            <text:p>254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37">
            <text:p>2453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36.5">
            <text:p>2243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373">
            <text:p>183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39">
            <text:p>2233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637.5">
            <text:p>196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10">
            <text:p>261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37.5">
            <text:p>210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80">
            <text:p>225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454.5">
            <text:p>2045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23">
            <text:p>2162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17.5">
            <text:p>239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10.5">
            <text:p>2461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14.5">
            <text:p>2461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87">
            <text:p>255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528">
            <text:p>185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72">
            <text:p>2207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51.5">
            <text:p>2245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14">
            <text:p>2141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98">
            <text:p>261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738.5">
            <text:p>217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22.5">
            <text:p>2222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92">
            <text:p>223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221">
            <text:p>2122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343.5">
            <text:p>243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87.5">
            <text:p>278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05">
            <text:p>242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69">
            <text:p>209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48">
            <text:p>2284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38.5">
            <text:p>245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55.5">
            <text:p>2735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112.5">
            <text:p>1911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06.5">
            <text:p>248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27">
            <text:p>248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71.5">
            <text:p>2037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230.5">
            <text:p>2723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316">
            <text:p>2831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573.5">
            <text:p>1957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47.5">
            <text:p>2624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26.5">
            <text:p>2372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44">
            <text:p>220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48.5">
            <text:p>2444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00.5">
            <text:p>2180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620.5">
            <text:p>2462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41">
            <text:p>2054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125">
            <text:p>201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69.5">
            <text:p>2586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33">
            <text:p>2413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896">
            <text:p>258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84">
            <text:p>2608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979">
            <text:p>2197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580">
            <text:p>2558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54.5">
            <text:p>2265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70">
            <text:p>244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077">
            <text:p>270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31">
            <text:p>238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69">
            <text:p>231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16.5">
            <text:p>2571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585.5">
            <text:p>1858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46.5">
            <text:p>2404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606.5">
            <text:p>176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192.5">
            <text:p>2719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45">
            <text:p>2624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41.5">
            <text:p>2144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88.5">
            <text:p>2408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45.5">
            <text:p>2114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215.5">
            <text:p>2921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069">
            <text:p>2406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60.5">
            <text:p>2266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22.5">
            <text:p>2182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858">
            <text:p>248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765.5">
            <text:p>277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99">
            <text:p>222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32">
            <text:p>2353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38.5">
            <text:p>2093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95">
            <text:p>222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402.5">
            <text:p>1740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427">
            <text:p>204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87">
            <text:p>230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944">
            <text:p>189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60.5">
            <text:p>2476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06">
            <text:p>235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08.5">
            <text:p>2690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438">
            <text:p>2843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737.5">
            <text:p>257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456.5">
            <text:p>244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49">
            <text:p>215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874.5">
            <text:p>198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77">
            <text:p>228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37.5">
            <text:p>234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567">
            <text:p>1956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290">
            <text:p>2429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03.5">
            <text:p>237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481.5">
            <text:p>184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42.5">
            <text:p>2384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679">
            <text:p>1867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65.5">
            <text:p>262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59.5">
            <text:p>2285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849">
            <text:p>188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600.5">
            <text:p>2760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31">
            <text:p>262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912.5">
            <text:p>2391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99">
            <text:p>2069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665">
            <text:p>2266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298">
            <text:p>272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77">
            <text:p>273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357.5">
            <text:p>283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29">
            <text:p>2352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656.5">
            <text:p>1865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92">
            <text:p>225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512">
            <text:p>175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53.5">
            <text:p>2285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963.5">
            <text:p>2096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52">
            <text:p>2385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17">
            <text:p>256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381.5">
            <text:p>2638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368.5">
            <text:p>21368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362">
            <text:p>223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81">
            <text:p>2528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40">
            <text:p>2694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11">
            <text:p>2221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61">
            <text:p>2686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70.5">
            <text:p>2307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067.5">
            <text:p>2006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45">
            <text:p>2534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74.5">
            <text:p>2167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227">
            <text:p>252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386.5">
            <text:p>1938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70">
            <text:p>2227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726.5">
            <text:p>1972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27.5">
            <text:p>245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31.5">
            <text:p>23831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66.5">
            <text:p>2216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859.5">
            <text:p>2785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64.5">
            <text:p>245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87.5">
            <text:p>260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50">
            <text:p>2355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55">
            <text:p>2475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00">
            <text:p>2800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77">
            <text:p>247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013">
            <text:p>210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585">
            <text:p>1958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747">
            <text:p>1874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18">
            <text:p>2281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22">
            <text:p>2512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563">
            <text:p>225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09">
            <text:p>2620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74">
            <text:p>2627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777">
            <text:p>237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536">
            <text:p>2453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584">
            <text:p>2158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55.5">
            <text:p>2075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498">
            <text:p>2049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633.5">
            <text:p>256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099.5">
            <text:p>2809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857.5">
            <text:p>2185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325">
            <text:p>1832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424.5">
            <text:p>2242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51">
            <text:p>2035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310">
            <text:p>203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406">
            <text:p>2640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103.5">
            <text:p>221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44">
            <text:p>2084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446.5">
            <text:p>2144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335">
            <text:p>253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980.5">
            <text:p>2298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22.5">
            <text:p>2302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9158">
            <text:p>2915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062">
            <text:p>260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85.5">
            <text:p>2328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017.5">
            <text:p>230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217.5">
            <text:p>2221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710.5">
            <text:p>2271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95">
            <text:p>2519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344.5">
            <text:p>273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805.5">
            <text:p>1780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106.5">
            <text:p>24106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878">
            <text:p>2687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119">
            <text:p>2111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543.5">
            <text:p>1854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092">
            <text:p>2209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287.5">
            <text:p>1928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139">
            <text:p>2513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31">
            <text:p>2163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9947.5">
            <text:p>1994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93.5">
            <text:p>2059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585.5">
            <text:p>2058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05">
            <text:p>2380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8430">
            <text:p>1843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27.5">
            <text:p>2382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432">
            <text:p>2343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44.5">
            <text:p>2164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612">
            <text:p>266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462">
            <text:p>2546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826">
            <text:p>2082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49">
            <text:p>2284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33.5">
            <text:p>2743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2871">
            <text:p>2287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265.5">
            <text:p>2326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834.5">
            <text:p>2383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03.5">
            <text:p>2160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184.5">
            <text:p>2318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962.5">
            <text:p>269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1664.5">
            <text:p>21664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3557">
            <text:p>2355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537.5">
            <text:p>27537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262.5">
            <text:p>26262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4755.5">
            <text:p>24755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6150.5">
            <text:p>26150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5059">
            <text:p>25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7479.5">
            <text:p>27479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773">
            <text:p>207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8204">
            <text:p>2820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638.5">
            <text:p>206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73">
            <text:p>24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11">
            <text:p>29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72.5">
            <text:p>256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47">
            <text:p>23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64.5">
            <text:p>189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89.5">
            <text:p>221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2.5">
            <text:p>228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93.5">
            <text:p>242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7.5">
            <text:p>224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31.5">
            <text:p>272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81">
            <text:p>21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34">
            <text:p>27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10">
            <text:p>214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83.5">
            <text:p>220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58">
            <text:p>25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08.5">
            <text:p>211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79">
            <text:p>23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26.5">
            <text:p>212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32">
            <text:p>27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69">
            <text:p>21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01.5">
            <text:p>249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1">
            <text:p>25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18">
            <text:p>26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91">
            <text:p>17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11.5">
            <text:p>167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9.5">
            <text:p>234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3">
            <text:p>23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31.5">
            <text:p>208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67.5">
            <text:p>235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88.5">
            <text:p>2138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3">
            <text:p>24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10">
            <text:p>238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54.5">
            <text:p>244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93.5">
            <text:p>283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19.5">
            <text:p>253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99">
            <text:p>21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79">
            <text:p>20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01.5">
            <text:p>205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38.5">
            <text:p>283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59">
            <text:p>20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68">
            <text:p>19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07">
            <text:p>25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8">
            <text:p>22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54">
            <text:p>26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77">
            <text:p>26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59.5">
            <text:p>268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72">
            <text:p>22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97.5">
            <text:p>263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19">
            <text:p>27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52.5">
            <text:p>207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98">
            <text:p>25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5.5">
            <text:p>201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82">
            <text:p>16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29">
            <text:p>21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9.5">
            <text:p>255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56">
            <text:p>25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86.5">
            <text:p>247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29.5">
            <text:p>245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38.5">
            <text:p>227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6.5">
            <text:p>255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40.5">
            <text:p>241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50.5">
            <text:p>235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23">
            <text:p>23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83.5">
            <text:p>253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7">
            <text:p>20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27">
            <text:p>24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21">
            <text:p>20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03.5">
            <text:p>244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63.5">
            <text:p>243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46">
            <text:p>21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6.5">
            <text:p>224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14">
            <text:p>21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90.5">
            <text:p>2509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85">
            <text:p>23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64">
            <text:p>28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00">
            <text:p>23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08">
            <text:p>21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9">
            <text:p>25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63.5">
            <text:p>251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37">
            <text:p>21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05.5">
            <text:p>218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33.5">
            <text:p>2143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81">
            <text:p>20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53.5">
            <text:p>249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42">
            <text:p>2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84">
            <text:p>20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1.5">
            <text:p>223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02.5">
            <text:p>171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14">
            <text:p>25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9">
            <text:p>23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12.5">
            <text:p>216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73.5">
            <text:p>275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36">
            <text:p>22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91">
            <text:p>20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38">
            <text:p>18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21">
            <text:p>24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53.5">
            <text:p>246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15.5">
            <text:p>218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02">
            <text:p>26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26">
            <text:p>21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52">
            <text:p>22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44.5">
            <text:p>239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49.5">
            <text:p>228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16.5">
            <text:p>2021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59">
            <text:p>26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42">
            <text:p>23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73">
            <text:p>21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48">
            <text:p>18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29">
            <text:p>24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24">
            <text:p>24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03.5">
            <text:p>232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64.5">
            <text:p>244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62.5">
            <text:p>262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81.5">
            <text:p>226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45.5">
            <text:p>211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6">
            <text:p>26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25.5">
            <text:p>265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25.5">
            <text:p>185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33">
            <text:p>22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13">
            <text:p>22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05.5">
            <text:p>272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38">
            <text:p>21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96.5">
            <text:p>2059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09">
            <text:p>19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95">
            <text:p>25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83">
            <text:p>21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49.5">
            <text:p>199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27.5">
            <text:p>199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93">
            <text:p>20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36">
            <text:p>22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20">
            <text:p>252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56">
            <text:p>26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62">
            <text:p>23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41">
            <text:p>29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2.5">
            <text:p>238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29">
            <text:p>23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72.5">
            <text:p>244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8.5">
            <text:p>237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91.5">
            <text:p>235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73.5">
            <text:p>221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10.5">
            <text:p>281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49.5">
            <text:p>233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46.5">
            <text:p>265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81">
            <text:p>23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94">
            <text:p>24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99.5">
            <text:p>241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14.5">
            <text:p>234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64">
            <text:p>21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69.5">
            <text:p>199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13">
            <text:p>20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98.5">
            <text:p>243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58">
            <text:p>22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76.5">
            <text:p>246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56">
            <text:p>23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61.5">
            <text:p>238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54">
            <text:p>23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47">
            <text:p>25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21.5">
            <text:p>229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95">
            <text:p>28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14.5">
            <text:p>277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9">
            <text:p>26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60">
            <text:p>229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39.5">
            <text:p>242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01.5">
            <text:p>245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68.5">
            <text:p>194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48">
            <text:p>19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52.5">
            <text:p>214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47">
            <text:p>22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03">
            <text:p>28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08.5">
            <text:p>205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24.5">
            <text:p>253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4">
            <text:p>25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04.5">
            <text:p>233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1.5">
            <text:p>226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8">
            <text:p>23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68">
            <text:p>23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92.5">
            <text:p>198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04.5">
            <text:p>257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99.5">
            <text:p>264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4.5">
            <text:p>230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80.5">
            <text:p>215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3">
            <text:p>23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3">
            <text:p>23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8">
            <text:p>22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86">
            <text:p>22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30.5">
            <text:p>201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34.5">
            <text:p>230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90">
            <text:p>254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64.5">
            <text:p>213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5">
            <text:p>25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47">
            <text:p>22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92">
            <text:p>23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08">
            <text:p>24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28.5">
            <text:p>296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4.5">
            <text:p>237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55.5">
            <text:p>196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46">
            <text:p>23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30.5">
            <text:p>248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18">
            <text:p>22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67">
            <text:p>21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76">
            <text:p>21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68.5">
            <text:p>239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50">
            <text:p>266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30.5">
            <text:p>241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35.5">
            <text:p>237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56.5">
            <text:p>216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33">
            <text:p>24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11.5">
            <text:p>269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30">
            <text:p>248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10">
            <text:p>246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42">
            <text:p>21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93.5">
            <text:p>240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6">
            <text:p>23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89">
            <text:p>27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74.5">
            <text:p>260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9.5">
            <text:p>232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22.5">
            <text:p>223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4.5">
            <text:p>226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40">
            <text:p>257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77">
            <text:p>24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33">
            <text:p>23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30">
            <text:p>238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39">
            <text:p>24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44">
            <text:p>23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7.5">
            <text:p>228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88.5">
            <text:p>2188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76">
            <text:p>24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67.5">
            <text:p>221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92">
            <text:p>27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30.5">
            <text:p>205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66">
            <text:p>19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86.5">
            <text:p>259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22.5">
            <text:p>253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02.5">
            <text:p>208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88">
            <text:p>26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87.5">
            <text:p>2508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29">
            <text:p>25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08.5">
            <text:p>228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76.5">
            <text:p>222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9">
            <text:p>22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20">
            <text:p>259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62">
            <text:p>22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89.5">
            <text:p>252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22">
            <text:p>27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73.5">
            <text:p>2317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99.5">
            <text:p>237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13">
            <text:p>202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29.5">
            <text:p>2562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768.5">
            <text:p>187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83">
            <text:p>2358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70.5">
            <text:p>220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22">
            <text:p>218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21.5">
            <text:p>207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998.5">
            <text:p>199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61.5">
            <text:p>2806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854.5">
            <text:p>1785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881.5">
            <text:p>1788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99">
            <text:p>226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03">
            <text:p>2020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68">
            <text:p>2586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56">
            <text:p>2395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40">
            <text:p>254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41.5">
            <text:p>219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67.5">
            <text:p>271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08.5">
            <text:p>2440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165.5">
            <text:p>221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20">
            <text:p>239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96">
            <text:p>242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53">
            <text:p>223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61.5">
            <text:p>2686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480">
            <text:p>194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39.5">
            <text:p>2543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40">
            <text:p>219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768">
            <text:p>1876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72">
            <text:p>2307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62.5">
            <text:p>2396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46">
            <text:p>262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49.5">
            <text:p>2274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190">
            <text:p>1919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46.5">
            <text:p>2374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977">
            <text:p>2597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096.5">
            <text:p>170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613">
            <text:p>196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622.5">
            <text:p>296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32">
            <text:p>249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828.5">
            <text:p>2082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09.5">
            <text:p>2330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814">
            <text:p>208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16.5">
            <text:p>2331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68.5">
            <text:p>225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30">
            <text:p>248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75">
            <text:p>262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30.5">
            <text:p>2443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20.5">
            <text:p>2622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66.5">
            <text:p>2556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50">
            <text:p>254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61">
            <text:p>2366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22">
            <text:p>231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09">
            <text:p>2340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67">
            <text:p>230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483.5">
            <text:p>2848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786">
            <text:p>217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26.5">
            <text:p>218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55">
            <text:p>252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85.5">
            <text:p>2248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54.5">
            <text:p>2395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06.5">
            <text:p>2290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30">
            <text:p>233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48">
            <text:p>2364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826">
            <text:p>1882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55">
            <text:p>236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78">
            <text:p>231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76">
            <text:p>230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26.5">
            <text:p>2332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15">
            <text:p>2581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30">
            <text:p>218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65.5">
            <text:p>272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73">
            <text:p>281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38.5">
            <text:p>2713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584.5">
            <text:p>2858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32.5">
            <text:p>2433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63">
            <text:p>231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73">
            <text:p>230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34">
            <text:p>213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74.5">
            <text:p>264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00.5">
            <text:p>226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727">
            <text:p>177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48.5">
            <text:p>2404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44.5">
            <text:p>2374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91.5">
            <text:p>210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86.5">
            <text:p>255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30">
            <text:p>230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14.5">
            <text:p>2341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49.5">
            <text:p>2624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60.5">
            <text:p>2276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00">
            <text:p>231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167">
            <text:p>241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813">
            <text:p>2081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998.5">
            <text:p>219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70.5">
            <text:p>2627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91.5">
            <text:p>2639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310">
            <text:p>1931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68.5">
            <text:p>2366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72">
            <text:p>2387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077.5">
            <text:p>240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22.5">
            <text:p>246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53">
            <text:p>2505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97">
            <text:p>2589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55">
            <text:p>2055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93">
            <text:p>220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77.5">
            <text:p>2697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11">
            <text:p>2771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221.5">
            <text:p>2322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876">
            <text:p>258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633">
            <text:p>2163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850">
            <text:p>218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85.5">
            <text:p>2308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172">
            <text:p>1917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145.5">
            <text:p>2614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87">
            <text:p>2578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31">
            <text:p>2263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66.5">
            <text:p>2316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1437">
            <text:p>3143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51">
            <text:p>2605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95.5">
            <text:p>235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22">
            <text:p>203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65">
            <text:p>230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9650">
            <text:p>296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98">
            <text:p>226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23">
            <text:p>248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941">
            <text:p>239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72.5">
            <text:p>2477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17.5">
            <text:p>2291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64">
            <text:p>2106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714.5">
            <text:p>2471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92.5">
            <text:p>250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306">
            <text:p>193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686.5">
            <text:p>266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304.5">
            <text:p>2730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86.5">
            <text:p>242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882">
            <text:p>2388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44">
            <text:p>2034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567">
            <text:p>2056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00">
            <text:p>2530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50.5">
            <text:p>229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98.5">
            <text:p>225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396.5">
            <text:p>2139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71">
            <text:p>2427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33">
            <text:p>2033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123.5">
            <text:p>1812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613.5">
            <text:p>2461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79">
            <text:p>2517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99.5">
            <text:p>277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41.5">
            <text:p>2564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07">
            <text:p>2350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19">
            <text:p>2531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95.5">
            <text:p>2029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916">
            <text:p>1991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693">
            <text:p>196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453.5">
            <text:p>1745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098">
            <text:p>260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74.5">
            <text:p>2627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434">
            <text:p>2243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88.5">
            <text:p>2318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0118.5">
            <text:p>3011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776.5">
            <text:p>2677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29">
            <text:p>2682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280">
            <text:p>2028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385">
            <text:p>2338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44.5">
            <text:p>2254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641">
            <text:p>2364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524.5">
            <text:p>2452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299.5">
            <text:p>2729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432">
            <text:p>2043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200.5">
            <text:p>2620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782.5">
            <text:p>2278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28">
            <text:p>2632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78.5">
            <text:p>243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22">
            <text:p>25222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264.5">
            <text:p>252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140">
            <text:p>2314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763">
            <text:p>1976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22.5">
            <text:p>234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086.5">
            <text:p>27086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50.5">
            <text:p>265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86">
            <text:p>2428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838.5">
            <text:p>2483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778.5">
            <text:p>277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947">
            <text:p>189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121">
            <text:p>28121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76">
            <text:p>235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049.5">
            <text:p>2804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03.5">
            <text:p>2260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73.5">
            <text:p>2717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922.5">
            <text:p>2692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384">
            <text:p>263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146">
            <text:p>211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206">
            <text:p>232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57">
            <text:p>2265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805.5">
            <text:p>2680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050">
            <text:p>2005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673">
            <text:p>2867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609.5">
            <text:p>2560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665">
            <text:p>216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534.5">
            <text:p>265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381.5">
            <text:p>2038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54">
            <text:p>2345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369">
            <text:p>193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178.5">
            <text:p>2717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40.5">
            <text:p>2074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65.5">
            <text:p>2236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427">
            <text:p>274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514">
            <text:p>255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360.5">
            <text:p>2836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98.5">
            <text:p>254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47.5">
            <text:p>2074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78">
            <text:p>2537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777">
            <text:p>2577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069">
            <text:p>1906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8201.5">
            <text:p>2820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98.5">
            <text:p>22698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6420">
            <text:p>2642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034.5">
            <text:p>220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679.5">
            <text:p>2267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65">
            <text:p>223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071.5">
            <text:p>23071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43">
            <text:p>2434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330">
            <text:p>2533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550.5">
            <text:p>2255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894.5">
            <text:p>2089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97">
            <text:p>2519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306">
            <text:p>223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547">
            <text:p>2354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264.5">
            <text:p>2426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426">
            <text:p>1842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054.5">
            <text:p>2505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0723">
            <text:p>207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420.5">
            <text:p>25420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394">
            <text:p>2739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446">
            <text:p>244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555.5">
            <text:p>21555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5199">
            <text:p>2519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7868">
            <text:p>2786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723">
            <text:p>2372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992.5">
            <text:p>22992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9327">
            <text:p>193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1006">
            <text:p>210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2897.5">
            <text:p>2289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7934.5">
            <text:p>17934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3479.5">
            <text:p>23479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967.5">
            <text:p>24967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593.5">
            <text:p>18593.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4366.5">
            <text:p>243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9">
            <text:p>225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1.5">
            <text:p>209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49.5">
            <text:p>226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72.5">
            <text:p>252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57">
            <text:p>212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19">
            <text:p>179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845.5">
            <text:p>188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71">
            <text:p>236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61.5">
            <text:p>195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55.5">
            <text:p>261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93.5">
            <text:p>187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34.5">
            <text:p>218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55.5">
            <text:p>234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60.5">
            <text:p>228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92">
            <text:p>19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98">
            <text:p>236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62">
            <text:p>214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40">
            <text:p>276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71">
            <text:p>229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39.5">
            <text:p>242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01.5">
            <text:p>249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54.5">
            <text:p>243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12">
            <text:p>260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43">
            <text:p>224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27.5">
            <text:p>258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80.5">
            <text:p>238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53.5">
            <text:p>234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47.5">
            <text:p>223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48.5">
            <text:p>257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33">
            <text:p>225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22">
            <text:p>275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02">
            <text:p>216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21.5">
            <text:p>246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3">
            <text:p>223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46">
            <text:p>212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46.5">
            <text:p>278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7">
            <text:p>226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58.5">
            <text:p>245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97">
            <text:p>190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75.5">
            <text:p>194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4">
            <text:p>25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27">
            <text:p>263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80.5">
            <text:p>252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36.5">
            <text:p>203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43.5">
            <text:p>239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59.5">
            <text:p>249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76">
            <text:p>234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83">
            <text:p>240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98">
            <text:p>249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87">
            <text:p>215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96.5">
            <text:p>277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55.5">
            <text:p>229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49">
            <text:p>209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07">
            <text:p>233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25.5">
            <text:p>213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96">
            <text:p>227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2">
            <text:p>231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79">
            <text:p>232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6">
            <text:p>22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6">
            <text:p>240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82">
            <text:p>192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24.5">
            <text:p>243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14">
            <text:p>239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43">
            <text:p>232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58.5">
            <text:p>200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57">
            <text:p>258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99">
            <text:p>293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09">
            <text:p>214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1">
            <text:p>241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16.5">
            <text:p>288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61">
            <text:p>248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1.5">
            <text:p>201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77">
            <text:p>227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12.5">
            <text:p>208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51">
            <text:p>226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4.5">
            <text:p>246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40.5">
            <text:p>259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30.5">
            <text:p>232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59.5">
            <text:p>210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37">
            <text:p>253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01">
            <text:p>274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19.5">
            <text:p>290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8">
            <text:p>213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51">
            <text:p>210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66">
            <text:p>229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18.5">
            <text:p>266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29.5">
            <text:p>238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82">
            <text:p>247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23">
            <text:p>236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99.5">
            <text:p>229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16">
            <text:p>274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70.5">
            <text:p>267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50">
            <text:p>268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4.5">
            <text:p>243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30">
            <text:p>245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8">
            <text:p>230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88.5">
            <text:p>265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0.5">
            <text:p>241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56.5">
            <text:p>193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0.5">
            <text:p>254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9.5">
            <text:p>234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43.5">
            <text:p>269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56">
            <text:p>258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70">
            <text:p>267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40">
            <text:p>243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15">
            <text:p>202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0.5">
            <text:p>258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94.5">
            <text:p>237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40.5">
            <text:p>240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64.5">
            <text:p>223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91">
            <text:p>255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59">
            <text:p>259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33.5">
            <text:p>228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51">
            <text:p>270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66.5">
            <text:p>260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62">
            <text:p>262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33.5">
            <text:p>241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91">
            <text:p>18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158.5">
            <text:p>301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89.5">
            <text:p>249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96.5">
            <text:p>257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30">
            <text:p>195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13.5">
            <text:p>2911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31">
            <text:p>246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45.5">
            <text:p>248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63">
            <text:p>180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0">
            <text:p>219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06">
            <text:p>250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73.5">
            <text:p>216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1.5">
            <text:p>234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53.5">
            <text:p>186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73">
            <text:p>213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31">
            <text:p>259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1.5">
            <text:p>250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6.5">
            <text:p>226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2">
            <text:p>246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50">
            <text:p>185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62">
            <text:p>238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68">
            <text:p>245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67.5">
            <text:p>2176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81">
            <text:p>242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5.5">
            <text:p>248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55.5">
            <text:p>213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16.5">
            <text:p>209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70">
            <text:p>233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66">
            <text:p>197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11">
            <text:p>27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97.5">
            <text:p>217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97">
            <text:p>213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42">
            <text:p>247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36.5">
            <text:p>277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03">
            <text:p>244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56.5">
            <text:p>239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11">
            <text:p>218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55">
            <text:p>266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9.5">
            <text:p>209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64.5">
            <text:p>271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45.5">
            <text:p>193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96.5">
            <text:p>243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76">
            <text:p>238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26.5">
            <text:p>247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13">
            <text:p>245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08.5">
            <text:p>251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76.5">
            <text:p>233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8.5">
            <text:p>243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0">
            <text:p>235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65">
            <text:p>271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06">
            <text:p>263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40.5">
            <text:p>240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74.5">
            <text:p>256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43.5">
            <text:p>279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6">
            <text:p>225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12">
            <text:p>20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34">
            <text:p>260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02.5">
            <text:p>271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97.5">
            <text:p>210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20.5">
            <text:p>235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714.5">
            <text:p>177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62.5">
            <text:p>230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99">
            <text:p>207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17.5">
            <text:p>219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16.5">
            <text:p>228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75.5">
            <text:p>219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89">
            <text:p>25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81.5">
            <text:p>284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56">
            <text:p>211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34.5">
            <text:p>287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95">
            <text:p>197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50.5">
            <text:p>260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24.5">
            <text:p>236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95.5">
            <text:p>199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65.5">
            <text:p>213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4.5">
            <text:p>213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6.5">
            <text:p>248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25">
            <text:p>267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12.5">
            <text:p>219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17.5">
            <text:p>207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78.5">
            <text:p>195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84.5">
            <text:p>214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28">
            <text:p>196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85">
            <text:p>265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21.5">
            <text:p>214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48.5">
            <text:p>291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5.5">
            <text:p>242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57.5">
            <text:p>259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64">
            <text:p>187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93.5">
            <text:p>245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43">
            <text:p>269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0">
            <text:p>230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12">
            <text:p>241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20">
            <text:p>212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4">
            <text:p>235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68">
            <text:p>203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30.5">
            <text:p>247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29">
            <text:p>202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98">
            <text:p>179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06.5">
            <text:p>258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41.5">
            <text:p>219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12.5">
            <text:p>186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92">
            <text:p>24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63.5">
            <text:p>233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30">
            <text:p>245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54">
            <text:p>267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52">
            <text:p>235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2.5">
            <text:p>209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76.5">
            <text:p>269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32">
            <text:p>221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49.5">
            <text:p>191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25.5">
            <text:p>229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19">
            <text:p>268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9">
            <text:p>256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20.5">
            <text:p>195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26.5">
            <text:p>233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7.5">
            <text:p>231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4">
            <text:p>248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62">
            <text:p>216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95">
            <text:p>210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79">
            <text:p>186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04">
            <text:p>256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12">
            <text:p>269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14">
            <text:p>230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92.5">
            <text:p>261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60.5">
            <text:p>243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29">
            <text:p>235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90">
            <text:p>263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33.5">
            <text:p>2303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87">
            <text:p>226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73">
            <text:p>2277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88.5">
            <text:p>2128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53.5">
            <text:p>2345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23.5">
            <text:p>244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801">
            <text:p>1880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49.5">
            <text:p>2274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60.5">
            <text:p>2456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65">
            <text:p>2376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42.5">
            <text:p>2514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087">
            <text:p>230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19.5">
            <text:p>248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66">
            <text:p>244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46.5">
            <text:p>2594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47">
            <text:p>238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70.5">
            <text:p>2187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427">
            <text:p>2042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07">
            <text:p>261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087">
            <text:p>190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815.5">
            <text:p>288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06.5">
            <text:p>227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82">
            <text:p>223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98.5">
            <text:p>2439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89.5">
            <text:p>232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42.5">
            <text:p>2384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5722.5">
            <text:p>157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45.5">
            <text:p>255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21.5">
            <text:p>2502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84.5">
            <text:p>256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40">
            <text:p>210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91.5">
            <text:p>2319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47">
            <text:p>2434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35">
            <text:p>2383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54">
            <text:p>240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74">
            <text:p>2237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61">
            <text:p>221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24.5">
            <text:p>2442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45">
            <text:p>213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316">
            <text:p>293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72.5">
            <text:p>2337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15.5">
            <text:p>212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60">
            <text:p>2396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13.5">
            <text:p>2331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794.5">
            <text:p>2979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43.5">
            <text:p>2064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28.5">
            <text:p>2192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99">
            <text:p>206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98.5">
            <text:p>2069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11.5">
            <text:p>2351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60.5">
            <text:p>2436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72.5">
            <text:p>2477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04">
            <text:p>214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85">
            <text:p>2748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39">
            <text:p>223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665">
            <text:p>1866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922.5">
            <text:p>289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41">
            <text:p>2284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69.5">
            <text:p>233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258">
            <text:p>272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40">
            <text:p>210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58">
            <text:p>2365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84.5">
            <text:p>248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455">
            <text:p>224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318.5">
            <text:p>2631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118">
            <text:p>211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01">
            <text:p>2540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92">
            <text:p>2599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65.5">
            <text:p>229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14">
            <text:p>2281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66.5">
            <text:p>212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53">
            <text:p>248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94.5">
            <text:p>2299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45.5">
            <text:p>260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98.5">
            <text:p>2219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40">
            <text:p>265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818">
            <text:p>198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90">
            <text:p>248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85.5">
            <text:p>227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09">
            <text:p>212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543">
            <text:p>285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166">
            <text:p>201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53.5">
            <text:p>2285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54">
            <text:p>2655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29">
            <text:p>2612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30">
            <text:p>2333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122.5">
            <text:p>251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10.5">
            <text:p>2131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36">
            <text:p>212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70">
            <text:p>2557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365.5">
            <text:p>2736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96">
            <text:p>240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297">
            <text:p>2129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40.5">
            <text:p>257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658.5">
            <text:p>2065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19.5">
            <text:p>270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97">
            <text:p>2419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75.5">
            <text:p>262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61">
            <text:p>2616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09">
            <text:p>2410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27.5">
            <text:p>242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20.5">
            <text:p>2272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55">
            <text:p>219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806">
            <text:p>258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599">
            <text:p>215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43">
            <text:p>261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441.5">
            <text:p>2844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08">
            <text:p>255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40">
            <text:p>233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81.5">
            <text:p>2188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34">
            <text:p>2103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44">
            <text:p>239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10">
            <text:p>2331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454.5">
            <text:p>2145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504.5">
            <text:p>2950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52.5">
            <text:p>232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22">
            <text:p>247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89.5">
            <text:p>2628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056">
            <text:p>250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04.5">
            <text:p>2030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153">
            <text:p>2215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06">
            <text:p>218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39">
            <text:p>2343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56">
            <text:p>292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08.5">
            <text:p>2460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66">
            <text:p>219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22">
            <text:p>239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90">
            <text:p>232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834.5">
            <text:p>2483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23.5">
            <text:p>2422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77">
            <text:p>2277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327.5">
            <text:p>2832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261.5">
            <text:p>2026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67.5">
            <text:p>2336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298">
            <text:p>2429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56">
            <text:p>227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87">
            <text:p>253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24">
            <text:p>2402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1463.5">
            <text:p>3146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378">
            <text:p>193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50">
            <text:p>2345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86.5">
            <text:p>2548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61.5">
            <text:p>2496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279">
            <text:p>262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84.5">
            <text:p>233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59.5">
            <text:p>234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97">
            <text:p>2189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56">
            <text:p>282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295">
            <text:p>172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13.5">
            <text:p>2441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360">
            <text:p>2236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91">
            <text:p>2199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8279.5">
            <text:p>282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75">
            <text:p>2597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922.5">
            <text:p>1992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766">
            <text:p>2376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490">
            <text:p>2049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66.5">
            <text:p>2576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493">
            <text:p>2049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259.5">
            <text:p>232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685.5">
            <text:p>246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059.5">
            <text:p>2905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540">
            <text:p>205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236">
            <text:p>192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14.5">
            <text:p>241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73.5">
            <text:p>2387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687">
            <text:p>236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163">
            <text:p>2616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279">
            <text:p>292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27">
            <text:p>2452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43">
            <text:p>210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078">
            <text:p>2107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752.5">
            <text:p>2575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356">
            <text:p>243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51">
            <text:p>213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62">
            <text:p>218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37">
            <text:p>240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252">
            <text:p>202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899.5">
            <text:p>2089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82.5">
            <text:p>203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14.5">
            <text:p>2521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45.5">
            <text:p>2474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57">
            <text:p>2195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20.5">
            <text:p>2522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57.5">
            <text:p>2545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82">
            <text:p>240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304">
            <text:p>2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485.5">
            <text:p>2548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143">
            <text:p>291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737.5">
            <text:p>24737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928">
            <text:p>2992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919.5">
            <text:p>2291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183.5">
            <text:p>24183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864.5">
            <text:p>228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76">
            <text:p>234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035.5">
            <text:p>200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9752">
            <text:p>1975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36">
            <text:p>2553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768.5">
            <text:p>20768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115.5">
            <text:p>171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745">
            <text:p>2074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98">
            <text:p>2499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76.5">
            <text:p>2717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369.5">
            <text:p>253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001.5">
            <text:p>2600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906.5">
            <text:p>239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540">
            <text:p>225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740.5">
            <text:p>27740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04.5">
            <text:p>2260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716.5">
            <text:p>2071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87">
            <text:p>2448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96.5">
            <text:p>2529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56">
            <text:p>2385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64">
            <text:p>2556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64.5">
            <text:p>2596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675.5">
            <text:p>266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675.5">
            <text:p>2267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221">
            <text:p>2522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0309.5">
            <text:p>2030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915.5">
            <text:p>2591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76">
            <text:p>2387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612.5">
            <text:p>1861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995.5">
            <text:p>2499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51">
            <text:p>240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579">
            <text:p>255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144.5">
            <text:p>2314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579.5">
            <text:p>2357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435.5">
            <text:p>2443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9618">
            <text:p>2961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484.5">
            <text:p>23484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507">
            <text:p>265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872">
            <text:p>2387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5656.5">
            <text:p>2565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451">
            <text:p>2745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325.5">
            <text:p>18325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2707">
            <text:p>2270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6440">
            <text:p>2644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3306.5">
            <text:p>23306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929.5">
            <text:p>1892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999.5">
            <text:p>2199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1882">
            <text:p>2188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069.5">
            <text:p>27069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7179">
            <text:p>2717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082.5">
            <text:p>24082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8401.5">
            <text:p>18401.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4543.5">
            <text:p>245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89.5">
            <text:p>232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96.5">
            <text:p>255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96">
            <text:p>249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10">
            <text:p>271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55.5">
            <text:p>271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83.5">
            <text:p>249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89">
            <text:p>229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8.5">
            <text:p>248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49.5">
            <text:p>2104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23">
            <text:p>222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40.5">
            <text:p>256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4.5">
            <text:p>262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5.5">
            <text:p>216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5">
            <text:p>235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6">
            <text:p>215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65.5">
            <text:p>192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17">
            <text:p>23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98">
            <text:p>21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95.5">
            <text:p>247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3">
            <text:p>22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5.5">
            <text:p>246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68.5">
            <text:p>235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53">
            <text:p>203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32.5">
            <text:p>222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88.5">
            <text:p>3008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30.5">
            <text:p>231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50.5">
            <text:p>276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5">
            <text:p>231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65.5">
            <text:p>275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94">
            <text:p>277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29">
            <text:p>207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52.5">
            <text:p>300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82">
            <text:p>211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72">
            <text:p>236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42.5">
            <text:p>265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05">
            <text:p>26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02">
            <text:p>223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51">
            <text:p>176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72">
            <text:p>267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53">
            <text:p>216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14">
            <text:p>258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3.5">
            <text:p>235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6">
            <text:p>244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97">
            <text:p>245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29.5">
            <text:p>241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17">
            <text:p>236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47">
            <text:p>219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07.5">
            <text:p>221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17">
            <text:p>192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86.5">
            <text:p>271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41">
            <text:p>238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37.5">
            <text:p>235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94">
            <text:p>186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88">
            <text:p>219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01.5">
            <text:p>240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3.5">
            <text:p>239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63.5">
            <text:p>230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3">
            <text:p>228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26">
            <text:p>220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39.5">
            <text:p>229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88">
            <text:p>247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69.5">
            <text:p>281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89.5">
            <text:p>250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73.5">
            <text:p>220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02.5">
            <text:p>202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7.5">
            <text:p>244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63.5">
            <text:p>241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49">
            <text:p>240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13.5">
            <text:p>224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07.5">
            <text:p>292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55.5">
            <text:p>205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69.5">
            <text:p>250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43">
            <text:p>223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86.5">
            <text:p>198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8">
            <text:p>248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49">
            <text:p>216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16">
            <text:p>268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39">
            <text:p>22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91">
            <text:p>237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3.5">
            <text:p>257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98.5">
            <text:p>225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75.5">
            <text:p>280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29">
            <text:p>228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7.5">
            <text:p>244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12">
            <text:p>284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8">
            <text:p>22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03">
            <text:p>240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24">
            <text:p>256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15">
            <text:p>238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59">
            <text:p>259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05.5">
            <text:p>233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41.5">
            <text:p>204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15">
            <text:p>201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33">
            <text:p>247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61">
            <text:p>242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02">
            <text:p>228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29">
            <text:p>21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60">
            <text:p>207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41">
            <text:p>162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11.5">
            <text:p>243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53.5">
            <text:p>219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78">
            <text:p>230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12">
            <text:p>26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87.5">
            <text:p>242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59.5">
            <text:p>219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46">
            <text:p>213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79">
            <text:p>215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64.5">
            <text:p>2456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43">
            <text:p>236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07.5">
            <text:p>248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0">
            <text:p>22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6">
            <text:p>228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27">
            <text:p>226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458">
            <text:p>294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89">
            <text:p>268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46">
            <text:p>223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0">
            <text:p>238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2">
            <text:p>248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72">
            <text:p>260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54.5">
            <text:p>283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43.5">
            <text:p>277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12">
            <text:p>24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20">
            <text:p>267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98">
            <text:p>258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24">
            <text:p>225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9.5">
            <text:p>239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79.5">
            <text:p>208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08.5">
            <text:p>211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45.5">
            <text:p>232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02">
            <text:p>251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65">
            <text:p>232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53.5">
            <text:p>251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58.5">
            <text:p>235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39">
            <text:p>282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98">
            <text:p>212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98">
            <text:p>238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9">
            <text:p>26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78">
            <text:p>176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25.5">
            <text:p>246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31.5">
            <text:p>257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91.5">
            <text:p>270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31">
            <text:p>228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79.5">
            <text:p>265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94">
            <text:p>250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16">
            <text:p>221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96.5">
            <text:p>215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11">
            <text:p>231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84">
            <text:p>234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93">
            <text:p>204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0">
            <text:p>229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35.5">
            <text:p>211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87.5">
            <text:p>270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13.5">
            <text:p>246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11.5">
            <text:p>259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4.5">
            <text:p>260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1">
            <text:p>229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045.5">
            <text:p>190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9.5">
            <text:p>251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63">
            <text:p>226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19">
            <text:p>279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04.5">
            <text:p>268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85.5">
            <text:p>276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20">
            <text:p>246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42">
            <text:p>202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22.5">
            <text:p>240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916">
            <text:p>169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08.5">
            <text:p>260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13">
            <text:p>250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78.5">
            <text:p>222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53">
            <text:p>238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33.5">
            <text:p>278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72.5">
            <text:p>229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01.5">
            <text:p>262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8">
            <text:p>241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55">
            <text:p>268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1">
            <text:p>228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67.5">
            <text:p>245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73.5">
            <text:p>261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45">
            <text:p>244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67.5">
            <text:p>2546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90">
            <text:p>208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37">
            <text:p>204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61">
            <text:p>283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64">
            <text:p>229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75">
            <text:p>227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25.5">
            <text:p>216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99.5">
            <text:p>260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27.5">
            <text:p>237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28">
            <text:p>240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36.5">
            <text:p>272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08">
            <text:p>25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96.5">
            <text:p>217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95.5">
            <text:p>252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6">
            <text:p>259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20.5">
            <text:p>279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86.5">
            <text:p>242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3.5">
            <text:p>241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53">
            <text:p>229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60">
            <text:p>228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9">
            <text:p>232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64">
            <text:p>255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95">
            <text:p>250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78.5">
            <text:p>263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26">
            <text:p>259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39">
            <text:p>265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24.5">
            <text:p>202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18">
            <text:p>227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02.5">
            <text:p>211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32.5">
            <text:p>255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33.5">
            <text:p>217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77">
            <text:p>215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73">
            <text:p>23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01">
            <text:p>233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78.5">
            <text:p>241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07">
            <text:p>267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13">
            <text:p>257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69.5">
            <text:p>223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14.5">
            <text:p>242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04.5">
            <text:p>252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75">
            <text:p>27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54.5">
            <text:p>2085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58.5">
            <text:p>224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07.5">
            <text:p>223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13">
            <text:p>255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39.5">
            <text:p>263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57.5">
            <text:p>219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30">
            <text:p>232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2.5">
            <text:p>222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33">
            <text:p>2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58">
            <text:p>216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90">
            <text:p>245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474.5">
            <text:p>294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4">
            <text:p>23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8.5">
            <text:p>241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07">
            <text:p>220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41.5">
            <text:p>255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28">
            <text:p>217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20">
            <text:p>228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24">
            <text:p>25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80.5">
            <text:p>206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67">
            <text:p>273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99">
            <text:p>255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10">
            <text:p>24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32.5">
            <text:p>224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14.5">
            <text:p>246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77.5">
            <text:p>242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63.5">
            <text:p>251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71">
            <text:p>21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30">
            <text:p>254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880">
            <text:p>1988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38">
            <text:p>228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08">
            <text:p>2330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46">
            <text:p>243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57.5">
            <text:p>260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82">
            <text:p>263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33.5">
            <text:p>2503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7499.5">
            <text:p>1749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82">
            <text:p>230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65.5">
            <text:p>2466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04.5">
            <text:p>2480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26.5">
            <text:p>2302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84">
            <text:p>214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58">
            <text:p>2315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64">
            <text:p>2326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15">
            <text:p>227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477">
            <text:p>204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04.5">
            <text:p>2580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92.5">
            <text:p>258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326">
            <text:p>213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19.5">
            <text:p>259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89">
            <text:p>270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33">
            <text:p>2553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65">
            <text:p>2186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817">
            <text:p>2181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99.5">
            <text:p>2889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22.5">
            <text:p>236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591.5">
            <text:p>205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358">
            <text:p>2135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702.5">
            <text:p>1870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82.5">
            <text:p>235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33.5">
            <text:p>2593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34">
            <text:p>219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54.5">
            <text:p>226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0">
            <text:p>2276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25">
            <text:p>239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11">
            <text:p>2631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009.5">
            <text:p>2300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92">
            <text:p>219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04.5">
            <text:p>2680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93">
            <text:p>243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96.5">
            <text:p>237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57.5">
            <text:p>2415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47">
            <text:p>2504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1014">
            <text:p>3101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272">
            <text:p>2027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41">
            <text:p>228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61.5">
            <text:p>288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26">
            <text:p>231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83.5">
            <text:p>2528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483">
            <text:p>1848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58.5">
            <text:p>2565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49">
            <text:p>210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101.5">
            <text:p>2110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534">
            <text:p>2953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94.5">
            <text:p>2409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18">
            <text:p>2641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41.5">
            <text:p>2154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54">
            <text:p>226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34.5">
            <text:p>2733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93.5">
            <text:p>2419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53.5">
            <text:p>242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83.5">
            <text:p>2708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902">
            <text:p>2090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72.5">
            <text:p>242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09">
            <text:p>231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20.5">
            <text:p>2262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36.5">
            <text:p>2243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07">
            <text:p>2790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12.5">
            <text:p>2441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22.5">
            <text:p>249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833.5">
            <text:p>1883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482">
            <text:p>254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6.5">
            <text:p>2276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889.5">
            <text:p>1988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070.5">
            <text:p>200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49">
            <text:p>234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66">
            <text:p>2446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82">
            <text:p>262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777">
            <text:p>297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93">
            <text:p>2249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37">
            <text:p>232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355.5">
            <text:p>2335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58.5">
            <text:p>2525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87">
            <text:p>2628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95.5">
            <text:p>252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31">
            <text:p>223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98">
            <text:p>2239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71">
            <text:p>260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69">
            <text:p>2166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79.5">
            <text:p>2517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36">
            <text:p>245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281.5">
            <text:p>2128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621">
            <text:p>206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52">
            <text:p>2275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50">
            <text:p>265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61">
            <text:p>2416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695.5">
            <text:p>2569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99">
            <text:p>2449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9489">
            <text:p>294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40">
            <text:p>242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237">
            <text:p>272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51">
            <text:p>280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498.5">
            <text:p>2749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970.5">
            <text:p>2397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61.5">
            <text:p>251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461.5">
            <text:p>284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22.5">
            <text:p>236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00.5">
            <text:p>2190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54">
            <text:p>2525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853">
            <text:p>2885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64.5">
            <text:p>2166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94">
            <text:p>2319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23.5">
            <text:p>2362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64">
            <text:p>2296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12">
            <text:p>257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766.5">
            <text:p>2876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459">
            <text:p>204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48">
            <text:p>2284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11.5">
            <text:p>2421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01">
            <text:p>2360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50.5">
            <text:p>2455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282.5">
            <text:p>202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131">
            <text:p>2613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52.5">
            <text:p>2375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68">
            <text:p>2446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93.5">
            <text:p>2439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84">
            <text:p>2798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54.5">
            <text:p>2515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35.5">
            <text:p>2223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30763.5">
            <text:p>307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91.5">
            <text:p>2679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59">
            <text:p>245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55">
            <text:p>2275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233">
            <text:p>1923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99.5">
            <text:p>2769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49">
            <text:p>2464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060.5">
            <text:p>2806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182.5">
            <text:p>251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01">
            <text:p>2140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790.5">
            <text:p>2079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238.5">
            <text:p>192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97.5">
            <text:p>2799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332.5">
            <text:p>2233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20.5">
            <text:p>2532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30.5">
            <text:p>2423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04">
            <text:p>2240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410">
            <text:p>2441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47.5">
            <text:p>229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350">
            <text:p>1835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09">
            <text:p>2410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871">
            <text:p>268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682">
            <text:p>2668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440">
            <text:p>264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88.5">
            <text:p>224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52.5">
            <text:p>2405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980">
            <text:p>1998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28">
            <text:p>224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124.5">
            <text:p>2112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80.5">
            <text:p>2348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912">
            <text:p>2791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32.5">
            <text:p>2593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63">
            <text:p>2426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20">
            <text:p>2312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53">
            <text:p>2525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322">
            <text:p>2632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82.5">
            <text:p>2458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78">
            <text:p>2437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922.5">
            <text:p>229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919">
            <text:p>2591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63.5">
            <text:p>255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102.5">
            <text:p>1910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22.5">
            <text:p>2432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38.5">
            <text:p>2163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341.5">
            <text:p>2534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61.5">
            <text:p>2276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616">
            <text:p>2761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687">
            <text:p>2168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297.5">
            <text:p>2529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10">
            <text:p>2401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38">
            <text:p>2173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21">
            <text:p>226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531.5">
            <text:p>2453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451">
            <text:p>234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228">
            <text:p>202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244">
            <text:p>2824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013.5">
            <text:p>2601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040.5">
            <text:p>270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66.5">
            <text:p>2486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88.5">
            <text:p>2578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94">
            <text:p>2269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572.5">
            <text:p>2157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9469.5">
            <text:p>1946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51.5">
            <text:p>2675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059">
            <text:p>220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93.5">
            <text:p>2259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476.5">
            <text:p>2247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979">
            <text:p>2197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30">
            <text:p>2573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199">
            <text:p>2219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92">
            <text:p>248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40.5">
            <text:p>2574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743.5">
            <text:p>2074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840">
            <text:p>258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792.5">
            <text:p>22792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595">
            <text:p>2259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241">
            <text:p>2324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21">
            <text:p>2372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414.5">
            <text:p>214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239.5">
            <text:p>242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325.5">
            <text:p>2432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78.5">
            <text:p>2467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879">
            <text:p>2487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89">
            <text:p>2318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53.5">
            <text:p>236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47.5">
            <text:p>265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733.5">
            <text:p>2373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8039.5">
            <text:p>1803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208.5">
            <text:p>2220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856.5">
            <text:p>2285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41.5">
            <text:p>24641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646">
            <text:p>2464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0947.5">
            <text:p>2094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60">
            <text:p>2656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777.5">
            <text:p>2677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707.5">
            <text:p>2170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596.5">
            <text:p>26596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692">
            <text:p>2369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6263.5">
            <text:p>2626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58.5">
            <text:p>22658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014.5">
            <text:p>25014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020.5">
            <text:p>24020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2699.5">
            <text:p>2269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8617.5">
            <text:p>286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1015.5">
            <text:p>21015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7323">
            <text:p>2732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540">
            <text:p>2554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24">
            <text:p>24124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4159.5">
            <text:p>24159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517.5">
            <text:p>23517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5756">
            <text:p>2575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3196">
            <text:p>231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28.5">
            <text:p>231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00">
            <text:p>22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04">
            <text:p>255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67.5">
            <text:p>272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60">
            <text:p>216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29.5">
            <text:p>253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10">
            <text:p>260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23">
            <text:p>199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8">
            <text:p>226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08.5">
            <text:p>219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80.5">
            <text:p>277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31.5">
            <text:p>234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92">
            <text:p>204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70.5">
            <text:p>2587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22">
            <text:p>261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62.5">
            <text:p>235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46.5">
            <text:p>218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99.5">
            <text:p>279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99.5">
            <text:p>260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33">
            <text:p>290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89">
            <text:p>254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8.5">
            <text:p>239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37.5">
            <text:p>252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21.5">
            <text:p>267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94">
            <text:p>237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91.5">
            <text:p>223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80">
            <text:p>213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30">
            <text:p>234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25">
            <text:p>259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41.5">
            <text:p>244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54">
            <text:p>265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90">
            <text:p>228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3.5">
            <text:p>248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02">
            <text:p>19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80.5">
            <text:p>249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907.5">
            <text:p>309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3">
            <text:p>241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63">
            <text:p>198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15">
            <text:p>205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26.5">
            <text:p>216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53.5">
            <text:p>261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63">
            <text:p>258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20.5">
            <text:p>240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52">
            <text:p>20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94">
            <text:p>193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60">
            <text:p>220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52">
            <text:p>25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07">
            <text:p>22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46">
            <text:p>263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11">
            <text:p>279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07">
            <text:p>213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55">
            <text:p>259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14.5">
            <text:p>256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88.5">
            <text:p>209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58.5">
            <text:p>258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52">
            <text:p>269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6.5">
            <text:p>224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88.5">
            <text:p>271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91">
            <text:p>254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65.5">
            <text:p>274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37">
            <text:p>266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82">
            <text:p>247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6.5">
            <text:p>234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63.5">
            <text:p>225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18">
            <text:p>244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12.5">
            <text:p>220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62.5">
            <text:p>217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64.5">
            <text:p>205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42.5">
            <text:p>270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90">
            <text:p>217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81.5">
            <text:p>235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01">
            <text:p>245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84.5">
            <text:p>219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28.5">
            <text:p>236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51.5">
            <text:p>231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78.5">
            <text:p>234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15">
            <text:p>286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09">
            <text:p>247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74.5">
            <text:p>228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29">
            <text:p>258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67">
            <text:p>193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02.5">
            <text:p>267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63">
            <text:p>227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0.5">
            <text:p>227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40.5">
            <text:p>275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40">
            <text:p>2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40">
            <text:p>236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65.5">
            <text:p>260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12.5">
            <text:p>185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92">
            <text:p>22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80.5">
            <text:p>272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42">
            <text:p>219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04.5">
            <text:p>260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34.5">
            <text:p>246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6.5">
            <text:p>246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08">
            <text:p>243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48">
            <text:p>22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99.5">
            <text:p>288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56">
            <text:p>26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46">
            <text:p>222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41.5">
            <text:p>251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01">
            <text:p>199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81.5">
            <text:p>279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69">
            <text:p>241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85">
            <text:p>236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1.5">
            <text:p>2410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56">
            <text:p>251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26.5">
            <text:p>239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08.5">
            <text:p>252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63.5">
            <text:p>242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40.5">
            <text:p>225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8">
            <text:p>259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86">
            <text:p>257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13">
            <text:p>253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36.5">
            <text:p>213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69">
            <text:p>237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81">
            <text:p>240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15">
            <text:p>284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63">
            <text:p>203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83.5">
            <text:p>225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07">
            <text:p>23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05.5">
            <text:p>231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43.5">
            <text:p>202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40">
            <text:p>216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02">
            <text:p>26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72">
            <text:p>215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38">
            <text:p>244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80.5">
            <text:p>222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78.5">
            <text:p>264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42">
            <text:p>242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58.5">
            <text:p>254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67">
            <text:p>260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24">
            <text:p>212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02">
            <text:p>207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9.5">
            <text:p>238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64.5">
            <text:p>223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88.5">
            <text:p>2898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07">
            <text:p>267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1.5">
            <text:p>247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62">
            <text:p>247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96.5">
            <text:p>225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27.5">
            <text:p>257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01">
            <text:p>262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33">
            <text:p>278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68">
            <text:p>199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87">
            <text:p>190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0">
            <text:p>237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69.5">
            <text:p>243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68.5">
            <text:p>223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3">
            <text:p>23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00.5">
            <text:p>247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74.5">
            <text:p>285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13.5">
            <text:p>240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90.5">
            <text:p>200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03.5">
            <text:p>229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58">
            <text:p>254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31.5">
            <text:p>258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39">
            <text:p>214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40.5">
            <text:p>249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90">
            <text:p>224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53.5">
            <text:p>219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650">
            <text:p>186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62.5">
            <text:p>224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80">
            <text:p>234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33.5">
            <text:p>208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58.5">
            <text:p>211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58.5">
            <text:p>261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29">
            <text:p>202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58.5">
            <text:p>212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13.5">
            <text:p>229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37">
            <text:p>267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93">
            <text:p>228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78">
            <text:p>275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28.5">
            <text:p>246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84">
            <text:p>230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79.5">
            <text:p>251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66">
            <text:p>202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97.5">
            <text:p>2699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25">
            <text:p>223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30">
            <text:p>236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56.5">
            <text:p>282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44">
            <text:p>251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20.5">
            <text:p>211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182">
            <text:p>191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3">
            <text:p>238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35.5">
            <text:p>235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639">
            <text:p>186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82.5">
            <text:p>237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64">
            <text:p>288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96.5">
            <text:p>276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30">
            <text:p>249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63">
            <text:p>252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3.5">
            <text:p>237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26.5">
            <text:p>220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27.5">
            <text:p>264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34">
            <text:p>229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65.5">
            <text:p>223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50.5">
            <text:p>229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3.5">
            <text:p>228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48.5">
            <text:p>263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59.5">
            <text:p>2255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91.5">
            <text:p>244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62.5">
            <text:p>231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58.5">
            <text:p>242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71">
            <text:p>24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32">
            <text:p>228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92.5">
            <text:p>235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19">
            <text:p>275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16">
            <text:p>221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18.5">
            <text:p>263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08.5">
            <text:p>239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27.5">
            <text:p>260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25.5">
            <text:p>227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99.5">
            <text:p>255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28">
            <text:p>263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41.5">
            <text:p>238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46.5">
            <text:p>226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7">
            <text:p>250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94">
            <text:p>277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65">
            <text:p>189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43.5">
            <text:p>235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18.5">
            <text:p>210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81.5">
            <text:p>231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30">
            <text:p>204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31.5">
            <text:p>212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81">
            <text:p>244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05.5">
            <text:p>243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38">
            <text:p>223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84.5">
            <text:p>260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14.5">
            <text:p>255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66.5">
            <text:p>199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25.5">
            <text:p>255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01">
            <text:p>265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2">
            <text:p>267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6">
            <text:p>229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98.5">
            <text:p>228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94.5">
            <text:p>243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61.5">
            <text:p>221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51.5">
            <text:p>271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15">
            <text:p>210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3.5">
            <text:p>235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07">
            <text:p>225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88">
            <text:p>217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46:36</meta:creation-date>
    <dc:date>2012-11-12T19:49:01</dc:date>
    <dc:creator>Andrea Borghesi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4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93cm" svg:height="9.005cm" xlink:href=".." xlink:type="simple" chart:class="chart:bar" chart:style-name="ch1">
        <chart:legend chart:legend-position="end" svg:x="27.53cm" svg:y="3.954cm" style:legend-expansion="high" chart:style-name="ch2"/>
        <chart:plot-area chart:style-name="ch3" table:cell-range-address="Sheet1.A1:Sheet1.B2250" svg:x="1.045cm" svg:y="0.855cm" svg:width="25.295cm" svg:height="7.55cm">
          <chartooo:coordinate-region svg:x="2.222cm" svg:y="1.054cm" svg:width="23.836cm" svg:height="6.3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0" chart:class="chart:bar">
            <chart:data-point chart:repeated="2250"/>
          </chart:series>
          <chart:series chart:style-name="ch8" chart:values-cell-range-address="Sheet1.B1:Sheet1.B2250" chart:class="chart:bar"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31251.5">
                <text:p>31251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746.5">
                <text:p>257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6284.5">
                <text:p>2628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3674">
                <text:p>23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9876.5">
                <text:p>1987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0518.5">
                <text:p>205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1558">
                <text:p>21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381.5">
                <text:p>2538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201">
                <text:p>21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7382">
                <text:p>27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2205">
                <text:p>22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199">
                <text:p>23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9768.5">
                <text:p>1976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2371.5">
                <text:p>2237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0840">
                <text:p>208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2082">
                <text:p>2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461.5">
                <text:p>2146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9606">
                <text:p>19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798.5">
                <text:p>1879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8255.5">
                <text:p>2825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3101.5">
                <text:p>2310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0908.5">
                <text:p>2090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2432">
                <text:p>2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8054.5">
                <text:p>1805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3843.5">
                <text:p>2384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537.5">
                <text:p>2153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0550.5">
                <text:p>2055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660.5">
                <text:p>2366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726.5">
                <text:p>27726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751.5">
                <text:p>2475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5819">
                <text:p>2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2847.5">
                <text:p>2284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1462">
                <text:p>21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5811">
                <text:p>25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091.5">
                <text:p>2309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3080.5">
                <text:p>2308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034.5">
                <text:p>2203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1725.5">
                <text:p>2172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344">
                <text:p>22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7956.5">
                <text:p>279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0181.5">
                <text:p>2018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3448.5">
                <text:p>2344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4015.5">
                <text:p>240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5347.5">
                <text:p>2534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6237.5">
                <text:p>2623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1920.5">
                <text:p>2192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0234.5">
                <text:p>2023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751">
                <text:p>227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3274">
                <text:p>23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602.5">
                <text:p>2260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4485.5">
                <text:p>2448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8826.5">
                <text:p>2882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0939.5">
                <text:p>2093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2301.5">
                <text:p>2230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432">
                <text:p>214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256.5">
                <text:p>2325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926">
                <text:p>249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258">
                <text:p>21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5867">
                <text:p>258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8088">
                <text:p>28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4624.5">
                <text:p>2462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768">
                <text:p>24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2137">
                <text:p>22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9860.5">
                <text:p>1986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730">
                <text:p>227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5773">
                <text:p>25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6920.5">
                <text:p>2692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2840.5">
                <text:p>2284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394">
                <text:p>26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6928.5">
                <text:p>2692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8540.5">
                <text:p>1854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1481.5">
                <text:p>2148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4779.5">
                <text:p>2477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1715.5">
                <text:p>21715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143">
                <text:p>23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20.5">
                <text:p>2112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111.5">
                <text:p>2011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8288.5">
                <text:p>2828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4325">
                <text:p>24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290">
                <text:p>262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6427.5">
                <text:p>2642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385.5">
                <text:p>2638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30237">
                <text:p>30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7680">
                <text:p>27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9699.5">
                <text:p>19699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5855">
                <text:p>25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9616">
                <text:p>19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9943.5">
                <text:p>19943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741.5">
                <text:p>2274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8425.5">
                <text:p>2842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596.5">
                <text:p>2359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513.5">
                <text:p>2451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3331">
                <text:p>233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7504.5">
                <text:p>2750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5209.5">
                <text:p>2520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6443.5">
                <text:p>16443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191">
                <text:p>221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2085.5">
                <text:p>22085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5327">
                <text:p>25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9880.5">
                <text:p>1988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366.5">
                <text:p>20366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7752.5">
                <text:p>2775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6415">
                <text:p>26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8958.5">
                <text:p>18958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318.5">
                <text:p>23318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4719.5">
                <text:p>24719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2171">
                <text:p>22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841.5">
                <text:p>2184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726.5">
                <text:p>21726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7463.5">
                <text:p>27463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8075">
                <text:p>18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5181.5">
                <text:p>2518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4807">
                <text:p>248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914.5">
                <text:p>2291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9080">
                <text:p>190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5628">
                <text:p>256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1158">
                <text:p>21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793.5">
                <text:p>21793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312">
                <text:p>233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5140.5">
                <text:p>2514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175">
                <text:p>21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2092">
                <text:p>220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0695.5">
                <text:p>20695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8442.5">
                <text:p>28442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0317.5">
                <text:p>2031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326.5">
                <text:p>22326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067">
                <text:p>220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126.5">
                <text:p>2212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756">
                <text:p>22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364">
                <text:p>20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438.5">
                <text:p>21438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8040">
                <text:p>280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632.5">
                <text:p>2163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3359">
                <text:p>233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1498">
                <text:p>214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3681.5">
                <text:p>2368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4988.5">
                <text:p>2498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572.5">
                <text:p>2357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1760">
                <text:p>217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18444.5">
                <text:p>18444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5105.5">
                <text:p>25105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696">
                <text:p>236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0904.5">
                <text:p>2090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30207.5">
                <text:p>30207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9758.5">
                <text:p>2975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18529.5">
                <text:p>18529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4537">
                <text:p>245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19637.5">
                <text:p>19637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6110">
                <text:p>261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1037.5">
                <text:p>21037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2580">
                <text:p>225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0454.5">
                <text:p>2045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1623">
                <text:p>21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3917.5">
                <text:p>2391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4610.5">
                <text:p>2461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18528">
                <text:p>185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451.5">
                <text:p>2245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1738.5">
                <text:p>21738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2222.5">
                <text:p>22222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1221">
                <text:p>21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4343.5">
                <text:p>24343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27887.5">
                <text:p>27887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0969">
                <text:p>209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19112.5">
                <text:p>1911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4806.5">
                <text:p>24806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0371.5">
                <text:p>20371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7230.5">
                <text:p>2723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8316">
                <text:p>283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19573.5">
                <text:p>1957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6247.5">
                <text:p>2624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3726.5">
                <text:p>23726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1800.5">
                <text:p>2180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4620.5">
                <text:p>24620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0125">
                <text:p>20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5869.5">
                <text:p>25869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6084">
                <text:p>260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7077">
                <text:p>270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3831">
                <text:p>238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3169">
                <text:p>23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18585.5">
                <text:p>1858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4046.5">
                <text:p>24046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7606.5">
                <text:p>17606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6245">
                <text:p>262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1441.5">
                <text:p>21441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1145.5">
                <text:p>2114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9215.5">
                <text:p>2921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4069">
                <text:p>24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1822.5">
                <text:p>21822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7765.5">
                <text:p>2776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0938.5">
                <text:p>2093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17402.5">
                <text:p>1740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0427">
                <text:p>204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6908.5">
                <text:p>2690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8438">
                <text:p>284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5737.5">
                <text:p>2573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4456.5">
                <text:p>24456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19874.5">
                <text:p>19874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3437.5">
                <text:p>23437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4290">
                <text:p>242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3703.5">
                <text:p>23703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18481.5">
                <text:p>18481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6265.5">
                <text:p>2626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2859.5">
                <text:p>22859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7600.5">
                <text:p>27600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3912.5">
                <text:p>239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7377">
                <text:p>273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8357.5">
                <text:p>2835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18656.5">
                <text:p>18656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0963.5">
                <text:p>20963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5617">
                <text:p>25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2362">
                <text:p>22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6940">
                <text:p>269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6861">
                <text:p>268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070.5">
                <text:p>23070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0067.5">
                <text:p>20067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5345">
                <text:p>25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5227">
                <text:p>25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19386.5">
                <text:p>1938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4527.5">
                <text:p>24527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2166.5">
                <text:p>22166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7859.5">
                <text:p>2785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4564.5">
                <text:p>2456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6087.5">
                <text:p>26087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1013">
                <text:p>21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2563">
                <text:p>225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6209">
                <text:p>26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6274">
                <text:p>262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3777">
                <text:p>237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1584">
                <text:p>215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0755.5">
                <text:p>2075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633.5">
                <text:p>2563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8099.5">
                <text:p>2809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18325">
                <text:p>183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2424.5">
                <text:p>2242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0844">
                <text:p>20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5335">
                <text:p>253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2980.5">
                <text:p>22980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022.5">
                <text:p>23022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3017.5">
                <text:p>2301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217.5">
                <text:p>22217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710.5">
                <text:p>22710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17805.5">
                <text:p>17805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6878">
                <text:p>268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18543.5">
                <text:p>18543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2092">
                <text:p>220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19287.5">
                <text:p>19287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947.5">
                <text:p>1994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0593.5">
                <text:p>20593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0585.5">
                <text:p>20585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18430">
                <text:p>184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6612">
                <text:p>266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5462">
                <text:p>254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0826">
                <text:p>208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7433.5">
                <text:p>2743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3265.5">
                <text:p>23265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834.5">
                <text:p>2383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1603.5">
                <text:p>21603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3184.5">
                <text:p>2318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6962.5">
                <text:p>26962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7537.5">
                <text:p>27537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7479.5">
                <text:p>27479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0773">
                <text:p>207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8204">
                <text:p>282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0638.5">
                <text:p>20638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9211">
                <text:p>292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18964.5">
                <text:p>18964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2189.5">
                <text:p>22189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822.5">
                <text:p>22822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293.5">
                <text:p>24293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7231.5">
                <text:p>27231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481">
                <text:p>214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834">
                <text:p>278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1410">
                <text:p>214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108.5">
                <text:p>21108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3179">
                <text:p>231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1226.5">
                <text:p>2122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2244">
                <text:p>222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1969">
                <text:p>219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6118">
                <text:p>261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17291">
                <text:p>172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16711.5">
                <text:p>16711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3459.5">
                <text:p>23459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3003">
                <text:p>23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1388.5">
                <text:p>21388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4454.5">
                <text:p>24454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8393.5">
                <text:p>28393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319.5">
                <text:p>253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1599">
                <text:p>215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0679">
                <text:p>206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0501.5">
                <text:p>20501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2710">
                <text:p>227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8338.5">
                <text:p>28338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0359">
                <text:p>203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6877">
                <text:p>268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859.5">
                <text:p>26859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2172">
                <text:p>221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5398">
                <text:p>253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1829">
                <text:p>218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5589.5">
                <text:p>25589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4786.5">
                <text:p>24786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2738.5">
                <text:p>22738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5576.5">
                <text:p>25576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3550.5">
                <text:p>23550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5383.5">
                <text:p>25383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4403.5">
                <text:p>2440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4363.5">
                <text:p>24363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446.5">
                <text:p>22446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1614">
                <text:p>216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090.5">
                <text:p>25090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8164">
                <text:p>281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1908">
                <text:p>219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1637">
                <text:p>216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1433.5">
                <text:p>21433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0684">
                <text:p>206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2381.5">
                <text:p>22381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17102.5">
                <text:p>1710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1612.5">
                <text:p>21612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7573.5">
                <text:p>27573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236">
                <text:p>222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8038">
                <text:p>180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815.5">
                <text:p>21815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2152">
                <text:p>221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2849.5">
                <text:p>22849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0216.5">
                <text:p>20216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18648">
                <text:p>186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3203.5">
                <text:p>2320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2681.5">
                <text:p>22681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1145.5">
                <text:p>2114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6006">
                <text:p>260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6525.5">
                <text:p>2652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18525.5">
                <text:p>18525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7205.5">
                <text:p>27205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0596.5">
                <text:p>20596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19809">
                <text:p>198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5895">
                <text:p>258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19949.5">
                <text:p>19949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5220">
                <text:p>252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6056">
                <text:p>26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841">
                <text:p>298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3852.5">
                <text:p>23852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3029">
                <text:p>230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472.5">
                <text:p>24472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3768.5">
                <text:p>2376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8110.5">
                <text:p>28110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3349.5">
                <text:p>23349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4094">
                <text:p>24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19969.5">
                <text:p>1996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2258">
                <text:p>222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3861.5">
                <text:p>23861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3254">
                <text:p>232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147">
                <text:p>251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921.5">
                <text:p>22921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8495">
                <text:p>284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19468.5">
                <text:p>19468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452.5">
                <text:p>21452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0508.5">
                <text:p>20508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5324.5">
                <text:p>25324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19892.5">
                <text:p>19892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580.5">
                <text:p>21580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0130.5">
                <text:p>2013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3034.5">
                <text:p>2303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364.5">
                <text:p>2136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5585">
                <text:p>255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9628.5">
                <text:p>29628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3794.5">
                <text:p>2379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19655.5">
                <text:p>19655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3846">
                <text:p>238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4830.5">
                <text:p>2483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735.5">
                <text:p>23735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4233">
                <text:p>242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6911.5">
                <text:p>26911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7189">
                <text:p>271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6074.5">
                <text:p>26074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5740">
                <text:p>257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3633">
                <text:p>236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3830">
                <text:p>238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3644">
                <text:p>236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1888.5">
                <text:p>21888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4676">
                <text:p>24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0530.5">
                <text:p>20530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5986.5">
                <text:p>2598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0802.5">
                <text:p>20802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6588">
                <text:p>265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5087.5">
                <text:p>25087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2808.5">
                <text:p>22808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276.5">
                <text:p>22276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5289.5">
                <text:p>25289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3173.5">
                <text:p>23173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3799.5">
                <text:p>23799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5629.5">
                <text:p>25629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18768.5">
                <text:p>18768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0721.5">
                <text:p>207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19998.5">
                <text:p>19998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8061.5">
                <text:p>28061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17854.5">
                <text:p>17854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17881.5">
                <text:p>17881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2699">
                <text:p>226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0203">
                <text:p>202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1941.5">
                <text:p>2194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4408.5">
                <text:p>24408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2165.5">
                <text:p>22165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4296">
                <text:p>242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6861.5">
                <text:p>26861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19480">
                <text:p>194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5439.5">
                <text:p>25439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8768">
                <text:p>187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3962.5">
                <text:p>2396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17096.5">
                <text:p>1709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9622.5">
                <text:p>29622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0828.5">
                <text:p>20828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3309.5">
                <text:p>23309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0814">
                <text:p>208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3316.5">
                <text:p>23316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2568.5">
                <text:p>22568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5566.5">
                <text:p>25566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8483.5">
                <text:p>28483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3954.5">
                <text:p>23954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3648">
                <text:p>236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3178">
                <text:p>23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076">
                <text:p>230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3326.5">
                <text:p>23326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8584.5">
                <text:p>28584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3163">
                <text:p>231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6474.5">
                <text:p>26474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3744.5">
                <text:p>23744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1091.5">
                <text:p>21091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6249.5">
                <text:p>26249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2760.5">
                <text:p>22760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4167">
                <text:p>241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6270.5">
                <text:p>2627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26391.5">
                <text:p>26391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3668.5">
                <text:p>23668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4077.5">
                <text:p>2407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4622.5">
                <text:p>24622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2093">
                <text:p>220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6977.5">
                <text:p>2697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7711">
                <text:p>277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221.5">
                <text:p>23221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5876">
                <text:p>258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1633">
                <text:p>216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21850">
                <text:p>218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3085.5">
                <text:p>23085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6145.5">
                <text:p>26145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5787">
                <text:p>257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3166.5">
                <text:p>231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31437">
                <text:p>314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6051">
                <text:p>260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9650">
                <text:p>296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4772.5">
                <text:p>24772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2917.5">
                <text:p>22917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1064">
                <text:p>21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4714.5">
                <text:p>24714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6686.5">
                <text:p>26686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7304.5">
                <text:p>27304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3882">
                <text:p>238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2950.5">
                <text:p>2295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2598.5">
                <text:p>22598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18123.5">
                <text:p>18123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613.5">
                <text:p>24613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5179">
                <text:p>251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7799.5">
                <text:p>27799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641.5">
                <text:p>25641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23507">
                <text:p>23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5319">
                <text:p>253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19916">
                <text:p>199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19693">
                <text:p>196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17453.5">
                <text:p>17453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6274.5">
                <text:p>26274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2434">
                <text:p>224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30118.5">
                <text:p>30118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6776.5">
                <text:p>26776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3385">
                <text:p>233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2544.5">
                <text:p>2254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3641">
                <text:p>236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7299.5">
                <text:p>27299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6328">
                <text:p>26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4378.5">
                <text:p>2437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5264.5">
                <text:p>25264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3422.5">
                <text:p>23422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7086.5">
                <text:p>27086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6550.5">
                <text:p>26550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4838.5">
                <text:p>24838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2603.5">
                <text:p>22603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1146">
                <text:p>211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0050">
                <text:p>200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8673">
                <text:p>286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5609.5">
                <text:p>256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6534.5">
                <text:p>26534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7178.5">
                <text:p>27178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0740.5">
                <text:p>2074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365.5">
                <text:p>22365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7427">
                <text:p>2742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8360.5">
                <text:p>28360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0747.5">
                <text:p>20747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5777">
                <text:p>257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19069">
                <text:p>190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8201.5">
                <text:p>28201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6420">
                <text:p>2642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2034.5">
                <text:p>22034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2679.5">
                <text:p>2267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2365">
                <text:p>223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3071.5">
                <text:p>23071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5330">
                <text:p>2533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0894.5">
                <text:p>20894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4264.5">
                <text:p>24264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5054.5">
                <text:p>25054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0723">
                <text:p>207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394">
                <text:p>273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1555.5">
                <text:p>21555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2992.5">
                <text:p>22992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17934.5">
                <text:p>17934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18593.5">
                <text:p>18593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4366.5">
                <text:p>24366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951.5">
                <text:p>20951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5272.5">
                <text:p>25272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17919">
                <text:p>179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18845.5">
                <text:p>18845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19561.5">
                <text:p>19561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6155.5">
                <text:p>2615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18793.5">
                <text:p>18793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2860.5">
                <text:p>2286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1462">
                <text:p>214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4354.5">
                <text:p>2435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2347.5">
                <text:p>22347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7522">
                <text:p>275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4621.5">
                <text:p>24621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7846.5">
                <text:p>2784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4558.5">
                <text:p>24558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19475.5">
                <text:p>19475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5280.5">
                <text:p>25280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0336.5">
                <text:p>20336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943.5">
                <text:p>239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7796.5">
                <text:p>27796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3307">
                <text:p>233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1325.5">
                <text:p>21325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796">
                <text:p>227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2376">
                <text:p>223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4026">
                <text:p>240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19282">
                <text:p>192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4324.5">
                <text:p>24324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243">
                <text:p>232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0058.5">
                <text:p>20058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9399">
                <text:p>293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8816.5">
                <text:p>28816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0171.5">
                <text:p>20171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0812.5">
                <text:p>20812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2651">
                <text:p>226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4684.5">
                <text:p>24684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1059.5">
                <text:p>21059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37">
                <text:p>253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401">
                <text:p>274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9019.5">
                <text:p>29019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1051">
                <text:p>210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6618.5">
                <text:p>26618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3623">
                <text:p>236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7416">
                <text:p>274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24304.5">
                <text:p>24304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6588.5">
                <text:p>26588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19356.5">
                <text:p>19356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5400.5">
                <text:p>25400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6943.5">
                <text:p>26943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5860.5">
                <text:p>25860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3794.5">
                <text:p>2379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2364.5">
                <text:p>2236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2833.5">
                <text:p>22833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6066.5">
                <text:p>26066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6262">
                <text:p>262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133.5">
                <text:p>24133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30158.5">
                <text:p>301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4989.5">
                <text:p>24989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5796.5">
                <text:p>25796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9113.5">
                <text:p>29113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4631">
                <text:p>2463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1673.5">
                <text:p>21673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18653.5">
                <text:p>18653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835.5">
                <text:p>24835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1355.5">
                <text:p>21355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0916.5">
                <text:p>20916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19766">
                <text:p>1976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7111">
                <text:p>271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21797.5">
                <text:p>21797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742">
                <text:p>247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7736.5">
                <text:p>27736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4403">
                <text:p>244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3956.5">
                <text:p>23956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6655">
                <text:p>266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7164.5">
                <text:p>27164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4726.5">
                <text:p>24726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5108.5">
                <text:p>2510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4308.5">
                <text:p>24308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5674.5">
                <text:p>25674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943.5">
                <text:p>27943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7102.5">
                <text:p>27102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1097.5">
                <text:p>21097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520.5">
                <text:p>23520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17714.5">
                <text:p>17714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3062.5">
                <text:p>230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917.5">
                <text:p>2191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2816.5">
                <text:p>22816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8481.5">
                <text:p>28481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8734.5">
                <text:p>2873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19795">
                <text:p>197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6050.5">
                <text:p>26050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19995.5">
                <text:p>19995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1365.5">
                <text:p>21365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1912.5">
                <text:p>21912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19578.5">
                <text:p>195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6585">
                <text:p>2658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9148.5">
                <text:p>2914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5957.5">
                <text:p>25957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18764">
                <text:p>187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4593.5">
                <text:p>24593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3040">
                <text:p>2304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4112">
                <text:p>2411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0229">
                <text:p>202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7998">
                <text:p>179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1941.5">
                <text:p>21941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8612.5">
                <text:p>18612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3363.5">
                <text:p>2336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0952.5">
                <text:p>20952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19149.5">
                <text:p>19149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5669">
                <text:p>256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19520.5">
                <text:p>19520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326.5">
                <text:p>23326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894">
                <text:p>248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1095">
                <text:p>210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014">
                <text:p>230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360.5">
                <text:p>24360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6390">
                <text:p>2639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3033.5">
                <text:p>23033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2687">
                <text:p>2268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2773">
                <text:p>2277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1288.5">
                <text:p>21288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4423.5">
                <text:p>24423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4560.5">
                <text:p>24560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5142.5">
                <text:p>25142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4819.5">
                <text:p>2481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1870.5">
                <text:p>21870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0427">
                <text:p>2042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19087">
                <text:p>1908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8815.5">
                <text:p>28815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2706.5">
                <text:p>22706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15722.5">
                <text:p>15722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5545.5">
                <text:p>25545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5684.5">
                <text:p>25684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3191.5">
                <text:p>23191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3835">
                <text:p>2383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2374">
                <text:p>223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2161">
                <text:p>2216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4424.5">
                <text:p>24424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9316">
                <text:p>2931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3372.5">
                <text:p>23372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1215.5">
                <text:p>21215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3313.5">
                <text:p>23313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9794.5">
                <text:p>29794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0643.5">
                <text:p>20643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1928.5">
                <text:p>2192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0698.5">
                <text:p>20698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3511.5">
                <text:p>23511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4360.5">
                <text:p>2436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772.5">
                <text:p>2477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1404">
                <text:p>214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8922.5">
                <text:p>28922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3369.5">
                <text:p>23369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1118">
                <text:p>211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2814">
                <text:p>228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21266.5">
                <text:p>21266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2994.5">
                <text:p>22994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2198.5">
                <text:p>22198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4890">
                <text:p>2489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8543">
                <text:p>285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6129">
                <text:p>261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5122.5">
                <text:p>25122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1310.5">
                <text:p>21310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1236">
                <text:p>212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5570">
                <text:p>2557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7365.5">
                <text:p>2736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4096">
                <text:p>24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1297">
                <text:p>212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0658.5">
                <text:p>2065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7019.5">
                <text:p>27019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6275.5">
                <text:p>2627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6161">
                <text:p>2616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2720.5">
                <text:p>22720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1599">
                <text:p>215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8441.5">
                <text:p>28441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3340">
                <text:p>2334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1881.5">
                <text:p>21881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1034">
                <text:p>2103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3944">
                <text:p>239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1454.5">
                <text:p>2145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9504.5">
                <text:p>29504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3252.5">
                <text:p>23252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4722">
                <text:p>247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0304.5">
                <text:p>2030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2153">
                <text:p>2215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9256">
                <text:p>292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4834.5">
                <text:p>248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8327.5">
                <text:p>28327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0261.5">
                <text:p>20261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2756">
                <text:p>227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31463.5">
                <text:p>31463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19378">
                <text:p>1937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6279">
                <text:p>2627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3384.5">
                <text:p>2338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3459.5">
                <text:p>23459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8256">
                <text:p>2825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17295">
                <text:p>1729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413.5">
                <text:p>24413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8279.5">
                <text:p>28279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5766.5">
                <text:p>25766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259.5">
                <text:p>23259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4685.5">
                <text:p>24685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9059.5">
                <text:p>29059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19236">
                <text:p>1923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3873.5">
                <text:p>23873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3687">
                <text:p>236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163">
                <text:p>261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9279">
                <text:p>2927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1078">
                <text:p>210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5752.5">
                <text:p>2575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1351">
                <text:p>213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1862">
                <text:p>2186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4037">
                <text:p>2403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0252">
                <text:p>202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0899.5">
                <text:p>20899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0382.5">
                <text:p>20382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45.5">
                <text:p>2474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1957">
                <text:p>2195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5220.5">
                <text:p>25220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5457.5">
                <text:p>25457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9143">
                <text:p>2914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9928">
                <text:p>299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4183.5">
                <text:p>2418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2864.5">
                <text:p>2286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20035.5">
                <text:p>20035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768.5">
                <text:p>20768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17115.5">
                <text:p>17115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0745">
                <text:p>2074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7176.5">
                <text:p>27176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369.5">
                <text:p>25369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7740.5">
                <text:p>27740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0716.5">
                <text:p>20716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5296.5">
                <text:p>2529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2675.5">
                <text:p>22675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0309.5">
                <text:p>20309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18612.5">
                <text:p>18612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995.5">
                <text:p>24995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5579">
                <text:p>2557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144.5">
                <text:p>2314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4435.5">
                <text:p>24435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9618">
                <text:p>296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5656.5">
                <text:p>2565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8325.5">
                <text:p>18325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3306.5">
                <text:p>23306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8929.5">
                <text:p>18929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069.5">
                <text:p>27069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7179">
                <text:p>2717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082.5">
                <text:p>24082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18401.5">
                <text:p>18401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543.5">
                <text:p>2454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4996">
                <text:p>249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7155.5">
                <text:p>2715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1049.5">
                <text:p>21049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5640.5">
                <text:p>25640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6224.5">
                <text:p>26224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19265.5">
                <text:p>19265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795.5">
                <text:p>24795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2393">
                <text:p>223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4695.5">
                <text:p>24695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3568.5">
                <text:p>23568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2232.5">
                <text:p>22232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30088.5">
                <text:p>30088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7650.5">
                <text:p>27650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7565.5">
                <text:p>27565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30052.5">
                <text:p>300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1182">
                <text:p>2118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3672">
                <text:p>2367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6542.5">
                <text:p>26542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6105">
                <text:p>2610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21653">
                <text:p>2165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5814">
                <text:p>258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4597">
                <text:p>2459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4129.5">
                <text:p>24129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617">
                <text:p>236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2107.5">
                <text:p>22107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7186.5">
                <text:p>27186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1988">
                <text:p>219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3063.5">
                <text:p>23063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2026">
                <text:p>2202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4788">
                <text:p>2478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8169.5">
                <text:p>28169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5089.5">
                <text:p>25089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0202.5">
                <text:p>20202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4163.5">
                <text:p>24163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049">
                <text:p>2404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413.5">
                <text:p>22413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9207.5">
                <text:p>29207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0555.5">
                <text:p>20555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5069.5">
                <text:p>25069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19886.5">
                <text:p>19886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2939">
                <text:p>2293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2598.5">
                <text:p>2259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829">
                <text:p>2282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4457.5">
                <text:p>24457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8412">
                <text:p>2841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0441.5">
                <text:p>20441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4261">
                <text:p>242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2802">
                <text:p>2280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4311.5">
                <text:p>24311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1953.5">
                <text:p>21953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3078">
                <text:p>2307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1959.5">
                <text:p>21959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1346">
                <text:p>2134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564.5">
                <text:p>24564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4807.5">
                <text:p>24807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856">
                <text:p>2285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822">
                <text:p>2482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8354.5">
                <text:p>28354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6720">
                <text:p>2672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5898">
                <text:p>2589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0879.5">
                <text:p>20879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08.5">
                <text:p>21108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5102">
                <text:p>251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5153.5">
                <text:p>2515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3558.5">
                <text:p>23558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1298">
                <text:p>2129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5731.5">
                <text:p>25731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2831">
                <text:p>2283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6579.5">
                <text:p>26579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5094">
                <text:p>250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1596.5">
                <text:p>215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3484">
                <text:p>2348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2910">
                <text:p>2291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1135.5">
                <text:p>21135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7087.5">
                <text:p>27087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4613.5">
                <text:p>2461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19045.5">
                <text:p>1904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7685.5">
                <text:p>27685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620">
                <text:p>2462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16916">
                <text:p>1691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2278.5">
                <text:p>22278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7833.5">
                <text:p>27833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2972.5">
                <text:p>22972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201.5">
                <text:p>26201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4198">
                <text:p>2419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6855">
                <text:p>2685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851">
                <text:p>2285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4567.5">
                <text:p>24567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5467.5">
                <text:p>25467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0890">
                <text:p>2089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8361">
                <text:p>2836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2964">
                <text:p>2296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2775">
                <text:p>2277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4028">
                <text:p>2402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7236.5">
                <text:p>27236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1796.5">
                <text:p>21796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5295.5">
                <text:p>25295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5966">
                <text:p>259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7920.5">
                <text:p>27920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4193.5">
                <text:p>24193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6378.5">
                <text:p>2637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0224.5">
                <text:p>20224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1733.5">
                <text:p>21733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1577">
                <text:p>215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4178.5">
                <text:p>24178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2369.5">
                <text:p>22369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204.5">
                <text:p>25204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7175">
                <text:p>2717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0854.5">
                <text:p>20854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2458.5">
                <text:p>22458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6339.5">
                <text:p>26339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1957.5">
                <text:p>21957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3230">
                <text:p>2323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2202.5">
                <text:p>22202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333">
                <text:p>2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9474.5">
                <text:p>29474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2007">
                <text:p>2200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0680.5">
                <text:p>20680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5599">
                <text:p>2559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2432.5">
                <text:p>22432.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4277.5">
                <text:p>24277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1471">
                <text:p>2147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2838">
                <text:p>2283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3308">
                <text:p>2330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4346">
                <text:p>243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6057.5">
                <text:p>26057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6382">
                <text:p>2638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17499.5">
                <text:p>17499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4804.5">
                <text:p>2480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1484">
                <text:p>2148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3158">
                <text:p>2315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0477">
                <text:p>2047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5804.5">
                <text:p>2580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5892.5">
                <text:p>2589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1326">
                <text:p>2132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5919.5">
                <text:p>25919.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7089">
                <text:p>2708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8899.5">
                <text:p>2889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0591.5">
                <text:p>20591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18702.5">
                <text:p>18702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582.5">
                <text:p>23582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5933.5">
                <text:p>25933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009.5">
                <text:p>23009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4157.5">
                <text:p>24157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31014">
                <text:p>310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8861.5">
                <text:p>28861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5283.5">
                <text:p>25283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5658.5">
                <text:p>25658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9534">
                <text:p>2953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1541.5">
                <text:p>21541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7334.5">
                <text:p>27334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4193.5">
                <text:p>24193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7083.5">
                <text:p>27083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4272.5">
                <text:p>24272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2620.5">
                <text:p>22620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12.5">
                <text:p>24412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18833.5">
                <text:p>18833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5482">
                <text:p>2548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766.5">
                <text:p>2276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19889.5">
                <text:p>19889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3237">
                <text:p>2323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5295.5">
                <text:p>25295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6071">
                <text:p>2607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1669">
                <text:p>2166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1281.5">
                <text:p>21281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161">
                <text:p>2416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695.5">
                <text:p>2569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9489">
                <text:p>2948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237">
                <text:p>272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8051">
                <text:p>2805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27498.5">
                <text:p>27498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8461.5">
                <text:p>28461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1900.5">
                <text:p>21900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8853">
                <text:p>2885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2964">
                <text:p>2296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8766.5">
                <text:p>28766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4550.5">
                <text:p>24550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0282.5">
                <text:p>2028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6131">
                <text:p>2613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4468">
                <text:p>2446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4393.5">
                <text:p>24393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7984">
                <text:p>2798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235.5">
                <text:p>22235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30763.5">
                <text:p>30763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6791.5">
                <text:p>26791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7699.5">
                <text:p>2769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8060.5">
                <text:p>28060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5182.5">
                <text:p>25182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0790.5">
                <text:p>20790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19238.5">
                <text:p>19238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7997.5">
                <text:p>27997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5320.5">
                <text:p>25320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4230.5">
                <text:p>24230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2947.5">
                <text:p>22947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6871">
                <text:p>2687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6682">
                <text:p>2668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2488.5">
                <text:p>2248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2428">
                <text:p>2242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1124.5">
                <text:p>21124.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5932.5">
                <text:p>25932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4263">
                <text:p>2426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3120">
                <text:p>2312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5919">
                <text:p>2591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19102.5">
                <text:p>19102.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322.5">
                <text:p>24322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341.5">
                <text:p>25341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761.5">
                <text:p>22761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7616">
                <text:p>2761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1687">
                <text:p>2168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2621">
                <text:p>2262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4531.5">
                <text:p>24531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8244">
                <text:p>2824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788.5">
                <text:p>25788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2694">
                <text:p>2269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572.5">
                <text:p>21572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19469.5">
                <text:p>19469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751.5">
                <text:p>26751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059">
                <text:p>2205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5730">
                <text:p>2573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0743.5">
                <text:p>20743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22792.5">
                <text:p>22792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1414.5">
                <text:p>2141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3653.5">
                <text:p>2365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547.5">
                <text:p>26547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18039.5">
                <text:p>18039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2208.5">
                <text:p>22208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2856.5">
                <text:p>22856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4641.5">
                <text:p>24641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777.5">
                <text:p>2677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6596.5">
                <text:p>26596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6263.5">
                <text:p>26263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2658.5">
                <text:p>2265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5014.5">
                <text:p>25014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8617.5">
                <text:p>2861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1015.5">
                <text:p>2101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4159.5">
                <text:p>24159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5756">
                <text:p>2575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7267.5">
                <text:p>27267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5329.5">
                <text:p>25329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1908.5">
                <text:p>21908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7780.5">
                <text:p>27780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5870.5">
                <text:p>25870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3562.5">
                <text:p>23562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1846.5">
                <text:p>21846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7999.5">
                <text:p>27999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9033">
                <text:p>290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3938.5">
                <text:p>23938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6721.5">
                <text:p>26721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1380">
                <text:p>2138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3430">
                <text:p>2343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4441.5">
                <text:p>24441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19502">
                <text:p>1950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4980.5">
                <text:p>24980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30907.5">
                <text:p>30907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0515">
                <text:p>2051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1626.5">
                <text:p>21626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6153.5">
                <text:p>26153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5863">
                <text:p>2586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19394">
                <text:p>1939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2060">
                <text:p>2206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5955">
                <text:p>2595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0988.5">
                <text:p>20988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858.5">
                <text:p>25858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6952">
                <text:p>2695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2456.5">
                <text:p>2245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7188.5">
                <text:p>27188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7465.5">
                <text:p>27465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6637">
                <text:p>2663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406.5">
                <text:p>23406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563.5">
                <text:p>22563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2012.5">
                <text:p>22012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7042.5">
                <text:p>27042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3581.5">
                <text:p>2358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4501">
                <text:p>2450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1984.5">
                <text:p>21984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8615">
                <text:p>2861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4709">
                <text:p>2470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2874.5">
                <text:p>22874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6702.5">
                <text:p>26702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2763">
                <text:p>2276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7540.5">
                <text:p>27540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18512.5">
                <text:p>18512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2892">
                <text:p>2289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6004.5">
                <text:p>26004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8899.5">
                <text:p>28899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5141.5">
                <text:p>25141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981.5">
                <text:p>27981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4101.5">
                <text:p>2410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4263.5">
                <text:p>24263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5786">
                <text:p>2578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3769">
                <text:p>2376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8415">
                <text:p>2841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0243.5">
                <text:p>20243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4438">
                <text:p>2443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4242">
                <text:p>2424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1224">
                <text:p>2122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2364.5">
                <text:p>22364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8988.5">
                <text:p>28988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4762">
                <text:p>2476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5727.5">
                <text:p>25727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19087">
                <text:p>1908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2368.5">
                <text:p>22368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8574.5">
                <text:p>28574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0090.5">
                <text:p>20090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903.5">
                <text:p>22903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458">
                <text:p>2545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5831.5">
                <text:p>25831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1439">
                <text:p>2143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4940.5">
                <text:p>24940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1953.5">
                <text:p>21953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2462.5">
                <text:p>2246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0833.5">
                <text:p>20833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3387">
                <text:p>2338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1158.5">
                <text:p>21158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6158.5">
                <text:p>26158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0229">
                <text:p>2022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1258.5">
                <text:p>2125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2913.5">
                <text:p>22913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6737">
                <text:p>2673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3084">
                <text:p>2308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6997.5">
                <text:p>26997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325">
                <text:p>2232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8256.5">
                <text:p>28256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0.5">
                <text:p>21120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3535.5">
                <text:p>23535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18639">
                <text:p>1863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3782.5">
                <text:p>23782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7696.5">
                <text:p>27696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4930">
                <text:p>2493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5263">
                <text:p>2526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427.5">
                <text:p>26427.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2934">
                <text:p>2293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2365.5">
                <text:p>2236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2950.5">
                <text:p>22950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2559.5">
                <text:p>22559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3162.5">
                <text:p>2316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4258.5">
                <text:p>24258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3908.5">
                <text:p>23908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6027.5">
                <text:p>26027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599.5">
                <text:p>25599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328">
                <text:p>2632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2646.5">
                <text:p>22646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18965">
                <text:p>1896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3543.5">
                <text:p>23543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1018.5">
                <text:p>21018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3181.5">
                <text:p>2318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1231.5">
                <text:p>21231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4481">
                <text:p>2448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2338">
                <text:p>2233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514.5">
                <text:p>25514.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19966.5">
                <text:p>19966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5525.5">
                <text:p>25525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6501">
                <text:p>2650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2946">
                <text:p>2294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7151.5">
                <text:p>27151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1788">
                <text:p>21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A1:Sheet1.B2250" svg:x="0.769cm" svg:y="0.855cm" svg:width="10.495cm" svg:height="7.551cm">
          <chartooo:coordinate-region svg:x="1.946cm" svg:y="1.054cm" svg:width="9.078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250" chart:class="chart:scatter">
            <chart:domain table:cell-range-address="Sheet1.A1:Sheet1.A2250"/>
            <chart:regression-curve chart:style-name="ch7">
              <chart:equation chart:display-r-square="true" svg:x="2.248cm" svg:y="4.937cm"/>
            </chart:regression-curve>
            <chart:data-point chart:repeated="2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31251.5">
                <text:p>31251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746.5">
                <text:p>257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6284.5">
                <text:p>2628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3674">
                <text:p>23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9876.5">
                <text:p>1987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0518.5">
                <text:p>205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1558">
                <text:p>21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381.5">
                <text:p>2538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201">
                <text:p>21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7382">
                <text:p>27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2205">
                <text:p>22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199">
                <text:p>23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9768.5">
                <text:p>1976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2371.5">
                <text:p>2237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0840">
                <text:p>208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2082">
                <text:p>2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461.5">
                <text:p>2146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9606">
                <text:p>19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798.5">
                <text:p>1879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8255.5">
                <text:p>2825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3101.5">
                <text:p>2310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0908.5">
                <text:p>2090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2432">
                <text:p>2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8054.5">
                <text:p>1805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3843.5">
                <text:p>2384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537.5">
                <text:p>2153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0550.5">
                <text:p>2055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660.5">
                <text:p>2366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726.5">
                <text:p>27726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751.5">
                <text:p>2475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5819">
                <text:p>2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2847.5">
                <text:p>2284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668">
                <text:p>21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1462">
                <text:p>21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5811">
                <text:p>25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091.5">
                <text:p>2309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3080.5">
                <text:p>2308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2034.5">
                <text:p>2203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1725.5">
                <text:p>2172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344">
                <text:p>22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7956.5">
                <text:p>279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0181.5">
                <text:p>2018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3448.5">
                <text:p>2344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4015.5">
                <text:p>240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5347.5">
                <text:p>2534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6237.5">
                <text:p>26237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1920.5">
                <text:p>2192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0234.5">
                <text:p>2023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751">
                <text:p>227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3274">
                <text:p>23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602.5">
                <text:p>2260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4485.5">
                <text:p>2448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8826.5">
                <text:p>2882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0939.5">
                <text:p>2093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2301.5">
                <text:p>2230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432">
                <text:p>214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256.5">
                <text:p>2325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926">
                <text:p>249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258">
                <text:p>21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5867">
                <text:p>258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8088">
                <text:p>28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4624.5">
                <text:p>2462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768">
                <text:p>24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2137">
                <text:p>22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9860.5">
                <text:p>1986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730">
                <text:p>227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5773">
                <text:p>25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0861.5">
                <text:p>2086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6920.5">
                <text:p>2692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2840.5">
                <text:p>2284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6608">
                <text:p>26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394">
                <text:p>26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6928.5">
                <text:p>2692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3600">
                <text:p>236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8540.5">
                <text:p>1854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1798">
                <text:p>21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1481.5">
                <text:p>2148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4779.5">
                <text:p>24779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1715.5">
                <text:p>21715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143">
                <text:p>231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20.5">
                <text:p>2112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111.5">
                <text:p>2011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8288.5">
                <text:p>2828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4325">
                <text:p>24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4940">
                <text:p>24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290">
                <text:p>262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6427.5">
                <text:p>2642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385.5">
                <text:p>2638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30237">
                <text:p>30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7680">
                <text:p>27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9699.5">
                <text:p>19699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5855">
                <text:p>25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2329">
                <text:p>223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9616">
                <text:p>19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9943.5">
                <text:p>19943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741.5">
                <text:p>2274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8425.5">
                <text:p>2842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3596.5">
                <text:p>23596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513.5">
                <text:p>2451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3331">
                <text:p>233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7504.5">
                <text:p>2750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5209.5">
                <text:p>2520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6443.5">
                <text:p>16443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191">
                <text:p>221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2085.5">
                <text:p>22085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5327">
                <text:p>25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9880.5">
                <text:p>1988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366.5">
                <text:p>20366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496.5">
                <text:p>23496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7752.5">
                <text:p>2775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6415">
                <text:p>26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8958.5">
                <text:p>18958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318.5">
                <text:p>23318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4719.5">
                <text:p>24719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2171">
                <text:p>22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841.5">
                <text:p>2184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726.5">
                <text:p>21726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7463.5">
                <text:p>27463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8075">
                <text:p>18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5181.5">
                <text:p>2518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4807">
                <text:p>248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914.5">
                <text:p>22914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19080">
                <text:p>190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5628">
                <text:p>256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1158">
                <text:p>21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793.5">
                <text:p>21793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312">
                <text:p>233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5140.5">
                <text:p>2514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175">
                <text:p>21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2092">
                <text:p>220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0695.5">
                <text:p>20695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8442.5">
                <text:p>28442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0317.5">
                <text:p>2031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326.5">
                <text:p>22326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067">
                <text:p>220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126.5">
                <text:p>2212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756">
                <text:p>22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364">
                <text:p>20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438.5">
                <text:p>21438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3050">
                <text:p>230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8040">
                <text:p>280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632.5">
                <text:p>2163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23359">
                <text:p>233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21498">
                <text:p>214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3681.5">
                <text:p>2368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24988.5">
                <text:p>2498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572.5">
                <text:p>2357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1760">
                <text:p>217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18444.5">
                <text:p>18444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5105.5">
                <text:p>25105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696">
                <text:p>236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5861.5">
                <text:p>25861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20904.5">
                <text:p>2090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30207.5">
                <text:p>30207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9758.5">
                <text:p>29758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18529.5">
                <text:p>18529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4537">
                <text:p>245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19637.5">
                <text:p>19637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6110">
                <text:p>261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1037.5">
                <text:p>21037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2580">
                <text:p>225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0454.5">
                <text:p>2045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1623">
                <text:p>21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3917.5">
                <text:p>23917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4610.5">
                <text:p>24610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18528">
                <text:p>185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2451.5">
                <text:p>2245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1738.5">
                <text:p>21738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2222.5">
                <text:p>22222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1221">
                <text:p>21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4343.5">
                <text:p>24343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27887.5">
                <text:p>27887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0969">
                <text:p>209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19112.5">
                <text:p>1911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4806.5">
                <text:p>24806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0371.5">
                <text:p>20371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7230.5">
                <text:p>2723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8316">
                <text:p>283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19573.5">
                <text:p>19573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6247.5">
                <text:p>2624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23726.5">
                <text:p>23726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2044">
                <text:p>22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1800.5">
                <text:p>21800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4620.5">
                <text:p>24620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0125">
                <text:p>201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5869.5">
                <text:p>25869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6084">
                <text:p>260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7077">
                <text:p>270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3831">
                <text:p>238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3169">
                <text:p>23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18585.5">
                <text:p>1858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4046.5">
                <text:p>24046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7606.5">
                <text:p>17606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7192.5">
                <text:p>27192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6245">
                <text:p>262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21441.5">
                <text:p>21441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088.5">
                <text:p>24088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1145.5">
                <text:p>2114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9215.5">
                <text:p>2921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4069">
                <text:p>24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1822.5">
                <text:p>21822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27765.5">
                <text:p>2776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0938.5">
                <text:p>2093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17402.5">
                <text:p>1740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0427">
                <text:p>204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6908.5">
                <text:p>2690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8438">
                <text:p>284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5737.5">
                <text:p>2573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4456.5">
                <text:p>24456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19874.5">
                <text:p>19874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3437.5">
                <text:p>23437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24290">
                <text:p>242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3703.5">
                <text:p>23703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18481.5">
                <text:p>18481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6265.5">
                <text:p>2626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2859.5">
                <text:p>22859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7600.5">
                <text:p>27600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3912.5">
                <text:p>239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7298">
                <text:p>272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7377">
                <text:p>273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8357.5">
                <text:p>2835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18656.5">
                <text:p>18656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0963.5">
                <text:p>20963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5617">
                <text:p>25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2362">
                <text:p>22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6940">
                <text:p>269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6861">
                <text:p>268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070.5">
                <text:p>23070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0067.5">
                <text:p>20067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5345">
                <text:p>253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5227">
                <text:p>252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19386.5">
                <text:p>1938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4527.5">
                <text:p>24527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2166.5">
                <text:p>22166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7859.5">
                <text:p>2785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4564.5">
                <text:p>24564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6087.5">
                <text:p>26087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1013">
                <text:p>21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19585">
                <text:p>19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2563">
                <text:p>225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26209">
                <text:p>26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6274">
                <text:p>262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3777">
                <text:p>237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1584">
                <text:p>215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0755.5">
                <text:p>2075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0498">
                <text:p>204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633.5">
                <text:p>2563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8099.5">
                <text:p>2809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18325">
                <text:p>183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2424.5">
                <text:p>2242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0844">
                <text:p>208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5335">
                <text:p>253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2980.5">
                <text:p>22980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3022.5">
                <text:p>23022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3017.5">
                <text:p>2301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217.5">
                <text:p>22217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710.5">
                <text:p>22710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17805.5">
                <text:p>17805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6878">
                <text:p>268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18543.5">
                <text:p>18543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2092">
                <text:p>220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19287.5">
                <text:p>19287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947.5">
                <text:p>1994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0593.5">
                <text:p>20593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0585.5">
                <text:p>20585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18430">
                <text:p>184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6612">
                <text:p>266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5462">
                <text:p>254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0826">
                <text:p>208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7433.5">
                <text:p>27433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3265.5">
                <text:p>23265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834.5">
                <text:p>2383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21603.5">
                <text:p>21603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3184.5">
                <text:p>23184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6962.5">
                <text:p>26962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7537.5">
                <text:p>27537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4755.5">
                <text:p>24755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5059">
                <text:p>250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7479.5">
                <text:p>27479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0773">
                <text:p>207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28204">
                <text:p>282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0638.5">
                <text:p>20638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9211">
                <text:p>292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18964.5">
                <text:p>18964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2189.5">
                <text:p>22189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822.5">
                <text:p>22822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293.5">
                <text:p>24293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7231.5">
                <text:p>27231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481">
                <text:p>214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834">
                <text:p>278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1410">
                <text:p>214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108.5">
                <text:p>21108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3179">
                <text:p>231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1226.5">
                <text:p>2122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2244">
                <text:p>222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1969">
                <text:p>219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6118">
                <text:p>261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17291">
                <text:p>172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16711.5">
                <text:p>16711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3459.5">
                <text:p>23459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3003">
                <text:p>23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1388.5">
                <text:p>21388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4454.5">
                <text:p>24454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8393.5">
                <text:p>28393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319.5">
                <text:p>253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1599">
                <text:p>215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0679">
                <text:p>206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0501.5">
                <text:p>20501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2710">
                <text:p>227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28338.5">
                <text:p>28338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0359">
                <text:p>203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5207">
                <text:p>252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6877">
                <text:p>268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859.5">
                <text:p>26859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2172">
                <text:p>221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5398">
                <text:p>253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1829">
                <text:p>218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5589.5">
                <text:p>25589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4786.5">
                <text:p>24786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4529.5">
                <text:p>2452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2738.5">
                <text:p>22738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5576.5">
                <text:p>25576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24140.5">
                <text:p>2414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3550.5">
                <text:p>23550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5383.5">
                <text:p>25383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4403.5">
                <text:p>2440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4363.5">
                <text:p>24363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446.5">
                <text:p>22446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1614">
                <text:p>216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090.5">
                <text:p>25090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8164">
                <text:p>281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1908">
                <text:p>219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1637">
                <text:p>216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1433.5">
                <text:p>21433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953.5">
                <text:p>24953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0684">
                <text:p>206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2381.5">
                <text:p>22381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17102.5">
                <text:p>17102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21612.5">
                <text:p>21612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7573.5">
                <text:p>27573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236">
                <text:p>222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8038">
                <text:p>180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815.5">
                <text:p>21815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2152">
                <text:p>221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2849.5">
                <text:p>22849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0216.5">
                <text:p>20216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18648">
                <text:p>186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3203.5">
                <text:p>2320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26262.5">
                <text:p>2626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2681.5">
                <text:p>22681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1145.5">
                <text:p>2114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6006">
                <text:p>260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6525.5">
                <text:p>2652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18525.5">
                <text:p>18525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27205.5">
                <text:p>27205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0596.5">
                <text:p>20596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19809">
                <text:p>198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5895">
                <text:p>258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19949.5">
                <text:p>19949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5220">
                <text:p>252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6056">
                <text:p>26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841">
                <text:p>298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3852.5">
                <text:p>23852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3029">
                <text:p>230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472.5">
                <text:p>24472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3768.5">
                <text:p>2376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8110.5">
                <text:p>28110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3349.5">
                <text:p>23349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4094">
                <text:p>24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19969.5">
                <text:p>1996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2258">
                <text:p>222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4676.5">
                <text:p>24676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3861.5">
                <text:p>23861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3254">
                <text:p>232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147">
                <text:p>251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921.5">
                <text:p>22921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8495">
                <text:p>284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2960">
                <text:p>2296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19468.5">
                <text:p>19468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452.5">
                <text:p>21452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0508.5">
                <text:p>20508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5324.5">
                <text:p>25324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19892.5">
                <text:p>19892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580.5">
                <text:p>21580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2908">
                <text:p>229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0130.5">
                <text:p>2013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3034.5">
                <text:p>2303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364.5">
                <text:p>21364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5585">
                <text:p>255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9628.5">
                <text:p>29628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3794.5">
                <text:p>2379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19655.5">
                <text:p>19655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3846">
                <text:p>238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24830.5">
                <text:p>2483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735.5">
                <text:p>23735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4233">
                <text:p>242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6911.5">
                <text:p>26911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7189">
                <text:p>271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6074.5">
                <text:p>26074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5740">
                <text:p>257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577">
                <text:p>245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3633">
                <text:p>236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3830">
                <text:p>2383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3644">
                <text:p>236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1888.5">
                <text:p>21888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4676">
                <text:p>24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0530.5">
                <text:p>20530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5986.5">
                <text:p>2598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0802.5">
                <text:p>20802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6588">
                <text:p>265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5087.5">
                <text:p>25087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2808.5">
                <text:p>22808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276.5">
                <text:p>22276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2129">
                <text:p>221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5289.5">
                <text:p>25289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7122">
                <text:p>271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3173.5">
                <text:p>23173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3799.5">
                <text:p>23799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5629.5">
                <text:p>25629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18768.5">
                <text:p>18768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0721.5">
                <text:p>207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19998.5">
                <text:p>19998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8061.5">
                <text:p>28061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17854.5">
                <text:p>17854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17881.5">
                <text:p>17881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2699">
                <text:p>226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20203">
                <text:p>202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1941.5">
                <text:p>2194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4408.5">
                <text:p>24408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2165.5">
                <text:p>22165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4296">
                <text:p>242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6861.5">
                <text:p>26861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19480">
                <text:p>194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5439.5">
                <text:p>25439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8768">
                <text:p>187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3072">
                <text:p>230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3962.5">
                <text:p>2396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6246">
                <text:p>262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17096.5">
                <text:p>1709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9622.5">
                <text:p>29622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20828.5">
                <text:p>20828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3309.5">
                <text:p>23309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0814">
                <text:p>208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3316.5">
                <text:p>23316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2568.5">
                <text:p>22568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5566.5">
                <text:p>25566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28483.5">
                <text:p>28483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3954.5">
                <text:p>23954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3648">
                <text:p>236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18826">
                <text:p>188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3178">
                <text:p>23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076">
                <text:p>230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3326.5">
                <text:p>23326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8584.5">
                <text:p>28584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23163">
                <text:p>231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6474.5">
                <text:p>26474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17727">
                <text:p>177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3744.5">
                <text:p>23744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1091.5">
                <text:p>21091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6249.5">
                <text:p>26249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2760.5">
                <text:p>22760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24167">
                <text:p>241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20813">
                <text:p>20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6270.5">
                <text:p>2627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26391.5">
                <text:p>26391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9310">
                <text:p>193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3668.5">
                <text:p>23668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4077.5">
                <text:p>2407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4622.5">
                <text:p>24622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2093">
                <text:p>220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6977.5">
                <text:p>2697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7711">
                <text:p>277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221.5">
                <text:p>23221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5876">
                <text:p>258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1633">
                <text:p>216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21850">
                <text:p>218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3085.5">
                <text:p>23085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19172">
                <text:p>191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6145.5">
                <text:p>26145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5787">
                <text:p>257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3166.5">
                <text:p>231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31437">
                <text:p>314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6051">
                <text:p>260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065">
                <text:p>230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9650">
                <text:p>296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4772.5">
                <text:p>24772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2917.5">
                <text:p>22917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1064">
                <text:p>21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4714.5">
                <text:p>24714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25092.5">
                <text:p>25092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6686.5">
                <text:p>26686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7304.5">
                <text:p>27304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23882">
                <text:p>238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2950.5">
                <text:p>2295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2598.5">
                <text:p>22598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18123.5">
                <text:p>18123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613.5">
                <text:p>24613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5179">
                <text:p>251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7799.5">
                <text:p>27799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5641.5">
                <text:p>25641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23507">
                <text:p>23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5319">
                <text:p>253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0295.5">
                <text:p>20295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19916">
                <text:p>199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19693">
                <text:p>196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17453.5">
                <text:p>17453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6274.5">
                <text:p>26274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2434">
                <text:p>224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30118.5">
                <text:p>30118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6776.5">
                <text:p>26776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3385">
                <text:p>233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2544.5">
                <text:p>2254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3641">
                <text:p>236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7299.5">
                <text:p>27299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6328">
                <text:p>26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4378.5">
                <text:p>2437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5264.5">
                <text:p>25264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3422.5">
                <text:p>23422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7086.5">
                <text:p>27086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6550.5">
                <text:p>26550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4838.5">
                <text:p>24838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8121">
                <text:p>281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8049.5">
                <text:p>28049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2603.5">
                <text:p>22603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1146">
                <text:p>211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0050">
                <text:p>200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8673">
                <text:p>286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5609.5">
                <text:p>256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6534.5">
                <text:p>26534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7178.5">
                <text:p>27178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0740.5">
                <text:p>2074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365.5">
                <text:p>22365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7427">
                <text:p>2742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8360.5">
                <text:p>28360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0747.5">
                <text:p>20747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5777">
                <text:p>2577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19069">
                <text:p>190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8201.5">
                <text:p>28201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6420">
                <text:p>2642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2034.5">
                <text:p>22034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2679.5">
                <text:p>2267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2365">
                <text:p>223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3071.5">
                <text:p>23071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5330">
                <text:p>2533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0894.5">
                <text:p>20894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24264.5">
                <text:p>24264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5054.5">
                <text:p>25054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20723">
                <text:p>207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5420.5">
                <text:p>25420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394">
                <text:p>273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21555.5">
                <text:p>21555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2992.5">
                <text:p>22992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17934.5">
                <text:p>17934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479.5">
                <text:p>23479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18593.5">
                <text:p>18593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4366.5">
                <text:p>24366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951.5">
                <text:p>20951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5272.5">
                <text:p>25272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21257">
                <text:p>212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17919">
                <text:p>1791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18845.5">
                <text:p>18845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19561.5">
                <text:p>19561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6155.5">
                <text:p>26155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18793.5">
                <text:p>18793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2860.5">
                <text:p>22860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1462">
                <text:p>2146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901.5">
                <text:p>24901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4354.5">
                <text:p>2435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2347.5">
                <text:p>22347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27522">
                <text:p>275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4621.5">
                <text:p>24621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7846.5">
                <text:p>2784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4558.5">
                <text:p>24558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19475.5">
                <text:p>19475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5864">
                <text:p>258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5280.5">
                <text:p>25280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0336.5">
                <text:p>20336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943.5">
                <text:p>239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959.5">
                <text:p>24959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7796.5">
                <text:p>27796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3307">
                <text:p>233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1325.5">
                <text:p>21325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796">
                <text:p>227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2376">
                <text:p>223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4026">
                <text:p>240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19282">
                <text:p>192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24324.5">
                <text:p>24324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23914">
                <text:p>2391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243">
                <text:p>232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0058.5">
                <text:p>20058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9399">
                <text:p>293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8816.5">
                <text:p>28816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0171.5">
                <text:p>20171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0812.5">
                <text:p>20812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2651">
                <text:p>226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4684.5">
                <text:p>24684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1059.5">
                <text:p>21059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37">
                <text:p>2533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7401">
                <text:p>274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9019.5">
                <text:p>29019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1051">
                <text:p>210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6618.5">
                <text:p>26618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3623">
                <text:p>236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7416">
                <text:p>274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24304.5">
                <text:p>24304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6588.5">
                <text:p>26588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19356.5">
                <text:p>19356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5400.5">
                <text:p>25400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3469.5">
                <text:p>23469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6943.5">
                <text:p>26943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0215">
                <text:p>202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5860.5">
                <text:p>25860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23794.5">
                <text:p>2379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2364.5">
                <text:p>2236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5591">
                <text:p>255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2833.5">
                <text:p>22833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6066.5">
                <text:p>26066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6262">
                <text:p>262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133.5">
                <text:p>24133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30158.5">
                <text:p>301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4989.5">
                <text:p>24989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5796.5">
                <text:p>25796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9113.5">
                <text:p>29113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4631">
                <text:p>2463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18063">
                <text:p>1806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1673.5">
                <text:p>21673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18653.5">
                <text:p>18653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25071.5">
                <text:p>25071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1767.5">
                <text:p>21767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835.5">
                <text:p>24835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1355.5">
                <text:p>21355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20916.5">
                <text:p>20916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19766">
                <text:p>1976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7111">
                <text:p>271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21797.5">
                <text:p>21797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742">
                <text:p>247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7736.5">
                <text:p>27736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4403">
                <text:p>244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3956.5">
                <text:p>23956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6655">
                <text:p>266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7164.5">
                <text:p>27164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4726.5">
                <text:p>24726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5108.5">
                <text:p>2510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4308.5">
                <text:p>24308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7165">
                <text:p>271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5674.5">
                <text:p>25674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943.5">
                <text:p>27943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7102.5">
                <text:p>27102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1097.5">
                <text:p>21097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520.5">
                <text:p>23520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17714.5">
                <text:p>17714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3062.5">
                <text:p>230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917.5">
                <text:p>2191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2816.5">
                <text:p>22816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8481.5">
                <text:p>28481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8734.5">
                <text:p>28734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19795">
                <text:p>197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6050.5">
                <text:p>26050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19995.5">
                <text:p>19995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1365.5">
                <text:p>21365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1912.5">
                <text:p>21912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19578.5">
                <text:p>195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6585">
                <text:p>2658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9148.5">
                <text:p>2914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5957.5">
                <text:p>25957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18764">
                <text:p>187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4593.5">
                <text:p>24593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3040">
                <text:p>2304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4112">
                <text:p>2411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20229">
                <text:p>2022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7998">
                <text:p>179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1941.5">
                <text:p>21941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8612.5">
                <text:p>18612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3363.5">
                <text:p>23363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754">
                <text:p>2675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0952.5">
                <text:p>20952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19149.5">
                <text:p>19149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5669">
                <text:p>256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19520.5">
                <text:p>19520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326.5">
                <text:p>23326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894">
                <text:p>248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1662">
                <text:p>2166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1095">
                <text:p>210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3014">
                <text:p>230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360.5">
                <text:p>24360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6390">
                <text:p>2639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3033.5">
                <text:p>23033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2687">
                <text:p>2268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22773">
                <text:p>2277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21288.5">
                <text:p>21288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4423.5">
                <text:p>24423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2749.5">
                <text:p>22749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4560.5">
                <text:p>24560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5142.5">
                <text:p>25142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4819.5">
                <text:p>2481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1870.5">
                <text:p>21870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0427">
                <text:p>2042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19087">
                <text:p>1908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8815.5">
                <text:p>28815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2706.5">
                <text:p>22706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15722.5">
                <text:p>15722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5545.5">
                <text:p>25545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5684.5">
                <text:p>25684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3191.5">
                <text:p>23191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3835">
                <text:p>2383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2374">
                <text:p>2237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22161">
                <text:p>2216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4424.5">
                <text:p>24424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9316">
                <text:p>2931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3372.5">
                <text:p>23372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1215.5">
                <text:p>21215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3313.5">
                <text:p>23313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9794.5">
                <text:p>29794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0643.5">
                <text:p>20643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1928.5">
                <text:p>2192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0699">
                <text:p>2069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0698.5">
                <text:p>20698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3511.5">
                <text:p>23511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4360.5">
                <text:p>2436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772.5">
                <text:p>2477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1404">
                <text:p>214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27485">
                <text:p>2748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8922.5">
                <text:p>28922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3369.5">
                <text:p>23369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1118">
                <text:p>211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2814">
                <text:p>228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21266.5">
                <text:p>21266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2994.5">
                <text:p>22994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2198.5">
                <text:p>22198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4890">
                <text:p>2489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8543">
                <text:p>285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6129">
                <text:p>261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5122.5">
                <text:p>25122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1310.5">
                <text:p>21310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1236">
                <text:p>2123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5570">
                <text:p>2557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7365.5">
                <text:p>2736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4096">
                <text:p>24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1297">
                <text:p>212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0658.5">
                <text:p>2065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7019.5">
                <text:p>27019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6275.5">
                <text:p>2627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6161">
                <text:p>2616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4227.5">
                <text:p>24227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2720.5">
                <text:p>22720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1599">
                <text:p>215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8441.5">
                <text:p>28441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3340">
                <text:p>2334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1881.5">
                <text:p>21881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1034">
                <text:p>2103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3944">
                <text:p>239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21454.5">
                <text:p>2145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29504.5">
                <text:p>29504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3252.5">
                <text:p>23252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4722">
                <text:p>247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5056">
                <text:p>250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0304.5">
                <text:p>20304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2153">
                <text:p>2215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9256">
                <text:p>2925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4834.5">
                <text:p>248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8327.5">
                <text:p>28327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0261.5">
                <text:p>20261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2756">
                <text:p>227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31463.5">
                <text:p>31463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19378">
                <text:p>1937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6279">
                <text:p>2627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3384.5">
                <text:p>23384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3459.5">
                <text:p>23459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1897">
                <text:p>2189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8256">
                <text:p>2825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17295">
                <text:p>1729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413.5">
                <text:p>24413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8279.5">
                <text:p>28279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5766.5">
                <text:p>25766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259.5">
                <text:p>23259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4685.5">
                <text:p>24685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9059.5">
                <text:p>29059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19236">
                <text:p>1923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3873.5">
                <text:p>23873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3687">
                <text:p>236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163">
                <text:p>2616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9279">
                <text:p>2927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1078">
                <text:p>210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5752.5">
                <text:p>2575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1351">
                <text:p>213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1862">
                <text:p>2186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4037">
                <text:p>2403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0252">
                <text:p>202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0899.5">
                <text:p>20899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0382.5">
                <text:p>20382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45.5">
                <text:p>2474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1957">
                <text:p>2195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5220.5">
                <text:p>25220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5457.5">
                <text:p>25457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25485.5">
                <text:p>25485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9143">
                <text:p>2914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9928">
                <text:p>299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4183.5">
                <text:p>2418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2864.5">
                <text:p>2286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3476">
                <text:p>2347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20035.5">
                <text:p>20035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0768.5">
                <text:p>20768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17115.5">
                <text:p>17115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0745">
                <text:p>2074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7176.5">
                <text:p>27176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369.5">
                <text:p>25369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7740.5">
                <text:p>27740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0716.5">
                <text:p>20716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25296.5">
                <text:p>25296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2675.5">
                <text:p>22675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221">
                <text:p>2522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0309.5">
                <text:p>20309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3876">
                <text:p>2387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18612.5">
                <text:p>18612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995.5">
                <text:p>24995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5579">
                <text:p>2557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3144.5">
                <text:p>2314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4435.5">
                <text:p>24435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9618">
                <text:p>296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5656.5">
                <text:p>2565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8325.5">
                <text:p>18325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3306.5">
                <text:p>23306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8929.5">
                <text:p>18929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069.5">
                <text:p>27069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7179">
                <text:p>2717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082.5">
                <text:p>24082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18401.5">
                <text:p>18401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543.5">
                <text:p>2454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3289.5">
                <text:p>23289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4996">
                <text:p>249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7155.5">
                <text:p>2715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2989">
                <text:p>2298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1049.5">
                <text:p>21049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5640.5">
                <text:p>25640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6224.5">
                <text:p>26224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1586">
                <text:p>215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19265.5">
                <text:p>19265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795.5">
                <text:p>24795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2393">
                <text:p>223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4695.5">
                <text:p>24695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3568.5">
                <text:p>23568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2232.5">
                <text:p>22232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30088.5">
                <text:p>30088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7650.5">
                <text:p>27650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3185">
                <text:p>2318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7565.5">
                <text:p>27565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30052.5">
                <text:p>300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1182">
                <text:p>2118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3672">
                <text:p>2367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6542.5">
                <text:p>26542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6105">
                <text:p>2610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21653">
                <text:p>2165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5814">
                <text:p>258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4496">
                <text:p>2449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4597">
                <text:p>2459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4129.5">
                <text:p>24129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617">
                <text:p>236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1947">
                <text:p>219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2107.5">
                <text:p>22107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7186.5">
                <text:p>27186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1988">
                <text:p>219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3063.5">
                <text:p>23063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2026">
                <text:p>2202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24788">
                <text:p>2478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8169.5">
                <text:p>28169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5089.5">
                <text:p>25089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0202.5">
                <text:p>20202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4163.5">
                <text:p>24163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049">
                <text:p>2404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413.5">
                <text:p>22413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9207.5">
                <text:p>29207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0555.5">
                <text:p>20555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5069.5">
                <text:p>25069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19886.5">
                <text:p>19886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2939">
                <text:p>2293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2598.5">
                <text:p>22598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829">
                <text:p>2282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4457.5">
                <text:p>24457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8412">
                <text:p>2841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5624">
                <text:p>256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0441.5">
                <text:p>20441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4261">
                <text:p>242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2802">
                <text:p>2280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1629">
                <text:p>216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0760">
                <text:p>2076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4311.5">
                <text:p>24311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1953.5">
                <text:p>21953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3078">
                <text:p>2307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1959.5">
                <text:p>21959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1346">
                <text:p>2134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564.5">
                <text:p>24564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4807.5">
                <text:p>24807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2200">
                <text:p>222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856">
                <text:p>2285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822">
                <text:p>2482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8354.5">
                <text:p>28354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6720">
                <text:p>2672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5898">
                <text:p>2589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0879.5">
                <text:p>20879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08.5">
                <text:p>21108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5102">
                <text:p>251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5153.5">
                <text:p>2515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23558.5">
                <text:p>23558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1298">
                <text:p>2129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5731.5">
                <text:p>25731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2831">
                <text:p>2283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6579.5">
                <text:p>26579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5094">
                <text:p>2509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21596.5">
                <text:p>215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3484">
                <text:p>2348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22910">
                <text:p>2291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1135.5">
                <text:p>21135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7087.5">
                <text:p>27087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4613.5">
                <text:p>2461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19045.5">
                <text:p>1904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7685.5">
                <text:p>27685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620">
                <text:p>2462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16916">
                <text:p>1691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5013">
                <text:p>2501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2278.5">
                <text:p>22278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7833.5">
                <text:p>27833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2972.5">
                <text:p>22972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6201.5">
                <text:p>26201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4198">
                <text:p>2419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6855">
                <text:p>2685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851">
                <text:p>2285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4567.5">
                <text:p>24567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5467.5">
                <text:p>25467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0890">
                <text:p>2089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8361">
                <text:p>2836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2964">
                <text:p>2296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2775">
                <text:p>2277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4028">
                <text:p>2402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7236.5">
                <text:p>27236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21796.5">
                <text:p>21796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5295.5">
                <text:p>25295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5966">
                <text:p>259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7920.5">
                <text:p>27920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4193.5">
                <text:p>24193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6378.5">
                <text:p>2637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0224.5">
                <text:p>20224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1733.5">
                <text:p>21733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1577">
                <text:p>215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4178.5">
                <text:p>24178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2369.5">
                <text:p>22369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4214.5">
                <text:p>24214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204.5">
                <text:p>25204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7175">
                <text:p>2717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0854.5">
                <text:p>20854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2458.5">
                <text:p>22458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6339.5">
                <text:p>26339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1957.5">
                <text:p>21957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3230">
                <text:p>2323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2202.5">
                <text:p>22202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333">
                <text:p>2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9474.5">
                <text:p>29474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2007">
                <text:p>2200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0680.5">
                <text:p>20680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5599">
                <text:p>2559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2432.5">
                <text:p>22432.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4614.5">
                <text:p>24614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4277.5">
                <text:p>24277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1471">
                <text:p>2147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2838">
                <text:p>2283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3308">
                <text:p>2330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4346">
                <text:p>243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6057.5">
                <text:p>26057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26382">
                <text:p>2638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17499.5">
                <text:p>17499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665.5">
                <text:p>24665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4804.5">
                <text:p>2480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1484">
                <text:p>2148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3158">
                <text:p>2315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0477">
                <text:p>2047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5804.5">
                <text:p>2580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5892.5">
                <text:p>2589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1326">
                <text:p>2132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5919.5">
                <text:p>25919.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7089">
                <text:p>2708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21865">
                <text:p>2186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8899.5">
                <text:p>2889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0591.5">
                <text:p>20591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18702.5">
                <text:p>18702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582.5">
                <text:p>23582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5933.5">
                <text:p>25933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2654.5">
                <text:p>22654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3925">
                <text:p>239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009.5">
                <text:p>23009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6804.5">
                <text:p>26804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4157.5">
                <text:p>24157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31014">
                <text:p>310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8861.5">
                <text:p>28861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5283.5">
                <text:p>25283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5658.5">
                <text:p>25658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9534">
                <text:p>2953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1541.5">
                <text:p>21541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2654">
                <text:p>2265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7334.5">
                <text:p>27334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24193.5">
                <text:p>24193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7083.5">
                <text:p>27083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4272.5">
                <text:p>24272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3109">
                <text:p>2310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2620.5">
                <text:p>22620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2436.5">
                <text:p>22436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7907">
                <text:p>2790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12.5">
                <text:p>24412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18833.5">
                <text:p>18833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5482">
                <text:p>2548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766.5">
                <text:p>2276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19889.5">
                <text:p>19889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3237">
                <text:p>2323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5295.5">
                <text:p>25295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6071">
                <text:p>2607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1669">
                <text:p>2166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1281.5">
                <text:p>21281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161">
                <text:p>2416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5695.5">
                <text:p>2569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9489">
                <text:p>2948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237">
                <text:p>272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8051">
                <text:p>2805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27498.5">
                <text:p>27498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8461.5">
                <text:p>28461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1900.5">
                <text:p>21900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8853">
                <text:p>2885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2964">
                <text:p>2296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8766.5">
                <text:p>28766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0459">
                <text:p>2045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4550.5">
                <text:p>24550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0282.5">
                <text:p>2028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26131">
                <text:p>2613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4468">
                <text:p>2446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4393.5">
                <text:p>24393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7984">
                <text:p>2798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235.5">
                <text:p>22235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30763.5">
                <text:p>30763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6791.5">
                <text:p>26791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19233">
                <text:p>1923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7699.5">
                <text:p>2769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8060.5">
                <text:p>28060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5182.5">
                <text:p>25182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0790.5">
                <text:p>20790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19238.5">
                <text:p>19238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7997.5">
                <text:p>27997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5320.5">
                <text:p>25320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4230.5">
                <text:p>24230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2947.5">
                <text:p>22947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18350">
                <text:p>1835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4109">
                <text:p>2410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6871">
                <text:p>2687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26682">
                <text:p>2668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22488.5">
                <text:p>2248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2428">
                <text:p>2242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1124.5">
                <text:p>21124.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5932.5">
                <text:p>25932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4263">
                <text:p>2426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3120">
                <text:p>2312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5919">
                <text:p>2591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19102.5">
                <text:p>19102.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322.5">
                <text:p>24322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5341.5">
                <text:p>25341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761.5">
                <text:p>22761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7616">
                <text:p>2761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1687">
                <text:p>2168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2621">
                <text:p>2262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4531.5">
                <text:p>24531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8244">
                <text:p>2824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7040.5">
                <text:p>2704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5788.5">
                <text:p>25788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2694">
                <text:p>2269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572.5">
                <text:p>21572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19469.5">
                <text:p>19469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751.5">
                <text:p>26751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2059">
                <text:p>2205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5730">
                <text:p>2573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5740.5">
                <text:p>25740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0743.5">
                <text:p>20743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5840">
                <text:p>2584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22792.5">
                <text:p>22792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1414.5">
                <text:p>2141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4239.5">
                <text:p>24239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3653.5">
                <text:p>23653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547.5">
                <text:p>26547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18039.5">
                <text:p>18039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2208.5">
                <text:p>22208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2856.5">
                <text:p>22856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4641.5">
                <text:p>24641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6777.5">
                <text:p>2677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6596.5">
                <text:p>26596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6263.5">
                <text:p>26263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2658.5">
                <text:p>2265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5014.5">
                <text:p>25014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699.5">
                <text:p>22699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8617.5">
                <text:p>2861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1015.5">
                <text:p>21015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7323">
                <text:p>273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5540">
                <text:p>255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4159.5">
                <text:p>24159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5756">
                <text:p>2575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7267.5">
                <text:p>27267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5329.5">
                <text:p>25329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1908.5">
                <text:p>21908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7780.5">
                <text:p>27780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5870.5">
                <text:p>25870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26122">
                <text:p>2612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3562.5">
                <text:p>23562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1846.5">
                <text:p>21846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7999.5">
                <text:p>27999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29033">
                <text:p>290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3938.5">
                <text:p>23938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6721.5">
                <text:p>26721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1380">
                <text:p>2138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3430">
                <text:p>2343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5925">
                <text:p>2592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4441.5">
                <text:p>24441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19502">
                <text:p>1950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4980.5">
                <text:p>24980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30907.5">
                <text:p>30907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0515">
                <text:p>2051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1626.5">
                <text:p>21626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6153.5">
                <text:p>26153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5863">
                <text:p>2586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19394">
                <text:p>1939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2060">
                <text:p>2206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5955">
                <text:p>2595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0988.5">
                <text:p>20988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858.5">
                <text:p>25858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6952">
                <text:p>2695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2456.5">
                <text:p>2245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7188.5">
                <text:p>27188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7465.5">
                <text:p>27465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6637">
                <text:p>2663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406.5">
                <text:p>23406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563.5">
                <text:p>22563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2012.5">
                <text:p>22012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1762.5">
                <text:p>21762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7042.5">
                <text:p>27042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3581.5">
                <text:p>2358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4501">
                <text:p>2450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1984.5">
                <text:p>21984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8615">
                <text:p>2861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4709">
                <text:p>2470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2874.5">
                <text:p>22874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6702.5">
                <text:p>26702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2763">
                <text:p>2276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7540.5">
                <text:p>27540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18512.5">
                <text:p>18512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2892">
                <text:p>2289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7280.5">
                <text:p>27280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1942">
                <text:p>2194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6004.5">
                <text:p>26004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634.5">
                <text:p>24634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4308">
                <text:p>243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8899.5">
                <text:p>28899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5141.5">
                <text:p>25141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981.5">
                <text:p>27981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4101.5">
                <text:p>2410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4263.5">
                <text:p>24263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5908">
                <text:p>259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5786">
                <text:p>2578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3769">
                <text:p>2376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8415">
                <text:p>2841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0243.5">
                <text:p>20243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4438">
                <text:p>2443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4242">
                <text:p>2424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1224">
                <text:p>2122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2364.5">
                <text:p>22364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8988.5">
                <text:p>28988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4762">
                <text:p>2476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5727.5">
                <text:p>25727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6201">
                <text:p>2620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19087">
                <text:p>1908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3730">
                <text:p>2373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2368.5">
                <text:p>22368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4700.5">
                <text:p>24700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8574.5">
                <text:p>28574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0090.5">
                <text:p>20090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903.5">
                <text:p>22903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458">
                <text:p>2545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5831.5">
                <text:p>25831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1439">
                <text:p>2143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4940.5">
                <text:p>24940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1953.5">
                <text:p>21953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18650">
                <text:p>1865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2462.5">
                <text:p>2246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0833.5">
                <text:p>20833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3387">
                <text:p>2338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1158.5">
                <text:p>21158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6158.5">
                <text:p>26158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0229">
                <text:p>2022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1258.5">
                <text:p>2125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2913.5">
                <text:p>22913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6737">
                <text:p>2673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2893">
                <text:p>2289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7578">
                <text:p>275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3084">
                <text:p>2308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5179.5">
                <text:p>25179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6997.5">
                <text:p>26997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325">
                <text:p>2232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8256.5">
                <text:p>28256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0.5">
                <text:p>21120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3535.5">
                <text:p>23535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18639">
                <text:p>1863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3782.5">
                <text:p>23782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7696.5">
                <text:p>27696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4930">
                <text:p>2493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5263">
                <text:p>2526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427.5">
                <text:p>26427.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2934">
                <text:p>2293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2365.5">
                <text:p>2236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2950.5">
                <text:p>22950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2559.5">
                <text:p>22559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3162.5">
                <text:p>2316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4258.5">
                <text:p>24258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3908.5">
                <text:p>23908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6027.5">
                <text:p>26027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599.5">
                <text:p>25599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328">
                <text:p>2632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2646.5">
                <text:p>22646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18965">
                <text:p>1896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3543.5">
                <text:p>23543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1018.5">
                <text:p>21018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3181.5">
                <text:p>2318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1231.5">
                <text:p>21231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4481">
                <text:p>2448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2338">
                <text:p>2233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514.5">
                <text:p>25514.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19966.5">
                <text:p>19966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5525.5">
                <text:p>25525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6501">
                <text:p>2650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2946">
                <text:p>2294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7151.5">
                <text:p>27151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1788">
                <text:p>21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